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2f5496" style:font-name="Calibri Light" fo:font-size="13pt" fo:language="en" fo:country="US" style:font-name-asian="Calibri Light1" style:font-size-asian="13pt" style:font-name-complex="Calibri Light1" style:font-size-complex="13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P5" style:family="paragraph" style:parent-style-name="Standard">
      <style:paragraph-properties fo:text-align="justify" style:justify-single-word="false"/>
      <style:text-properties style:font-name="Calibri" fo:font-size="11pt" fo:language="en" fo:country="US" style:font-name-asian="Calibri1" style:font-size-asian="11pt" style:font-name-complex="Calibri1" style:font-size-complex="11pt"/>
    </style:style>
    <style:style style:name="P6" style:family="paragraph" style:parent-style-name="Standard">
      <style:paragraph-properties fo:text-align="justify" style:justify-single-word="false"/>
      <style:text-properties style:font-name="Calibri" fo:font-size="11pt" fo:language="en" fo:country="US" fo:font-weight="normal" style:font-name-asian="Calibri1" style:font-size-asian="11pt" style:font-weight-asian="normal" style:font-name-complex="Calibri1" style:font-size-complex="11pt" style:font-weight-complex="normal"/>
    </style:style>
    <style:style style:name="P7" style:family="paragraph" style:parent-style-name="Standard">
      <style:paragraph-properties fo:text-align="justify" style:justify-single-word="false"/>
      <style:text-properties style:font-name="Calibri" fo:font-size="12pt" fo:language="en" fo:country="US" fo:font-weight="bold" style:font-name-asian="Calibri1" style:font-size-asian="12pt" style:font-weight-asian="bold" style:font-name-complex="Calibri1" style:font-size-complex="12pt" style:font-weight-complex="bold"/>
    </style:style>
    <style:style style:name="P8" style:family="paragraph" style:parent-style-name="Standard" style:list-style-name="WWNum47"/>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margin-top="0cm" fo:margin-bottom="0.282cm" loext:contextual-spacing="false" fo:line-height="108%" fo:text-align="center" style:justify-single-word="false"/>
    </style:style>
    <style:style style:name="P12" style:family="paragraph" style:parent-style-name="Standard">
      <style:paragraph-properties fo:margin-top="0cm" fo:margin-bottom="0.282cm" loext:contextual-spacing="false" fo:line-height="108%" fo:text-align="center" style:justify-single-word="false"/>
      <style:text-properties style:font-name="Calibri" fo:font-size="11pt" fo:language="en" fo:country="GB" style:font-name-asian="Calibri1" style:font-size-asian="11pt" style:font-name-complex="Calibri1" style:font-size-complex="11pt"/>
    </style:style>
    <style:style style:name="P13" style:family="paragraph" style:parent-style-name="Standard">
      <style:paragraph-properties fo:margin-top="0cm" fo:margin-bottom="0.282cm" loext:contextual-spacing="false" fo:line-height="108%"/>
      <style:text-properties style:font-name="Calibri" fo:font-size="11pt" fo:language="en" fo:country="US" style:font-name-asian="Calibri1" style:font-size-asian="11pt" style:font-name-complex="Calibri1" style:font-size-complex="11pt"/>
    </style:style>
    <style:style style:name="P14" style:family="paragraph" style:parent-style-name="Standard" style:master-page-name="Standard">
      <style:paragraph-properties fo:margin-top="0cm" fo:margin-bottom="0.282cm" loext:contextual-spacing="false" fo:line-height="108%" fo:text-align="center" style:justify-single-word="false" style:page-number="auto"/>
    </style:style>
    <style:style style:name="P15" style:family="paragraph" style:parent-style-name="Standard">
      <style:paragraph-properties fo:margin-left="0.635cm" fo:margin-right="0cm" fo:margin-top="0cm" fo:margin-bottom="0.282cm" loext:contextual-spacing="false" fo:line-height="108%" fo:text-align="start" style:justify-single-word="false" fo:text-indent="0cm" style:auto-text-indent="false"/>
      <style:text-properties fo:font-size="12pt" fo:language="en" fo:country="GB" style:font-size-asian="12pt" style:font-size-complex="12pt"/>
    </style:style>
    <style:style style:name="P16" style:family="paragraph" style:parent-style-name="Standard">
      <style:paragraph-properties fo:margin-left="0.635cm" fo:margin-right="0cm" fo:margin-top="0cm" fo:margin-bottom="0.282cm" loext:contextual-spacing="false" fo:line-height="108%" fo:text-align="start" style:justify-single-word="false" fo:text-indent="0cm" style:auto-text-indent="false"/>
    </style:style>
    <style:style style:name="P17" style:family="paragraph" style:parent-style-name="Standard">
      <style:paragraph-properties fo:margin-left="0.635cm" fo:margin-right="0cm" fo:margin-top="0cm" fo:margin-bottom="0.282cm" loext:contextual-spacing="false" fo:line-height="108%" fo:text-indent="0cm" style:auto-text-indent="false"/>
      <style:text-properties style:font-name="Calibri" fo:font-size="12pt" fo:language="en" fo:country="GB" fo:font-weight="normal" style:font-name-asian="Calibri1" style:font-size-asian="12pt" style:font-weight-asian="normal" style:font-name-complex="Calibri1" style:font-size-complex="12pt" style:font-weight-complex="normal"/>
    </style:style>
    <style:style style:name="P18" style:family="paragraph" style:parent-style-name="Standard">
      <style:paragraph-properties fo:margin-left="0.635cm" fo:margin-right="0cm" fo:margin-top="0cm" fo:margin-bottom="0.282cm" loext:contextual-spacing="false" fo:line-height="108%" fo:text-indent="0cm" style:auto-text-indent="false"/>
      <style:text-properties style:font-name="Calibri" fo:font-size="12pt" fo:language="en" fo:country="US" style:font-name-asian="Calibri1" style:font-size-asian="12pt" style:font-name-complex="Calibri1" style:font-size-complex="12pt"/>
    </style:style>
    <style:style style:name="P19" style:family="paragraph" style:parent-style-name="Standard">
      <style:paragraph-properties fo:margin-left="0.635cm" fo:margin-right="0cm" fo:margin-top="0cm" fo:margin-bottom="0.282cm" loext:contextual-spacing="false" fo:line-height="108%" fo:text-indent="0cm" style:auto-text-indent="false"/>
      <style:text-properties style:font-name="Calibri" fo:font-size="11pt" fo:language="en" fo:country="GB" fo:font-weight="normal" style:font-name-asian="Calibri1" style:font-size-asian="11pt" style:font-weight-asian="normal" style:font-name-complex="Calibri1" style:font-size-complex="11pt" style:font-weight-complex="normal"/>
    </style:style>
    <style:style style:name="P20" style:family="paragraph" style:parent-style-name="Standard">
      <style:paragraph-properties fo:margin-left="0.635cm" fo:margin-right="0cm" fo:margin-top="0cm" fo:margin-bottom="0.282cm" loext:contextual-spacing="false" fo:line-height="108%" fo:text-indent="0cm" style:auto-text-indent="false"/>
      <style:text-properties style:font-name="Calibri" fo:font-size="11pt" fo:language="en" fo:country="GB" style:font-name-asian="Calibri1" style:font-size-asian="11pt" style:font-name-complex="Calibri1" style:font-size-complex="11pt"/>
    </style:style>
    <style:style style:name="P21" style:family="paragraph" style:parent-style-name="Standard">
      <style:paragraph-properties fo:margin-left="0.635cm" fo:margin-right="0cm" fo:margin-top="0cm" fo:margin-bottom="0.282cm" loext:contextual-spacing="false" fo:line-height="108%" fo:text-indent="0cm" style:auto-text-indent="false"/>
      <style:text-properties style:font-name="Calibri" fo:font-size="11pt" fo:language="en" fo:country="US" style:font-name-asian="Calibri1" style:font-size-asian="11pt" style:font-name-complex="Calibri1" style:font-size-complex="11pt"/>
    </style:style>
    <style:style style:name="P22" style:family="paragraph" style:parent-style-name="Standard">
      <style:paragraph-properties fo:margin-left="0.635cm" fo:margin-right="0cm" fo:text-indent="0cm" style:auto-text-indent="false"/>
      <style:text-properties fo:language="en" fo:country="GB"/>
    </style:style>
    <style:style style:name="P23" style:family="paragraph" style:parent-style-name="Standard">
      <style:paragraph-properties fo:margin-left="0.635cm" fo:margin-right="0cm" fo:text-align="end" style:justify-single-word="false" fo:text-indent="0cm" style:auto-text-indent="false"/>
    </style:style>
    <style:style style:name="P24" style:family="paragraph" style:parent-style-name="Standard">
      <style:paragraph-properties fo:margin-left="0.635cm" fo:margin-right="0cm" fo:text-align="justify" style:justify-single-word="false" fo:text-indent="0cm" style:auto-text-indent="false"/>
      <style:text-properties style:font-name="Calibri" fo:font-size="11pt" fo:language="en" fo:country="US" fo:font-weight="normal" style:font-name-asian="Calibri1" style:font-size-asian="11pt" style:font-weight-asian="normal" style:font-name-complex="Calibri1" style:font-size-complex="11pt" style:font-weight-complex="normal"/>
    </style:style>
    <style:style style:name="P25" style:family="paragraph" style:parent-style-name="Standard">
      <style:paragraph-properties fo:margin-left="0.635cm" fo:margin-right="0cm" fo:text-align="justify" style:justify-single-word="false" fo:text-indent="0cm" style:auto-text-indent="false"/>
      <style:text-properties style:font-name="Calibri" fo:font-size="11pt" fo:language="en" fo:country="US" style:font-name-asian="Calibri1" style:font-size-asian="11pt" style:font-name-complex="Calibri1" style:font-size-complex="11pt"/>
    </style:style>
    <style:style style:name="P26" style:family="paragraph" style:parent-style-name="Standard">
      <style:paragraph-properties fo:margin-left="0.635cm" fo:margin-right="0cm" fo:text-align="justify" style:justify-single-word="false" fo:text-indent="0cm" style:auto-text-indent="false"/>
    </style:style>
    <style:style style:name="P27"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font-size="12pt" fo:language="en" fo:country="GB" style:font-size-asian="12pt" style:font-size-complex="12pt"/>
    </style:style>
    <style:style style:name="P28"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font-size="11pt" fo:language="en" fo:country="GB" style:font-size-asian="11pt" style:font-size-complex="11pt"/>
    </style:style>
    <style:style style:name="P29"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0" style:family="paragraph" style:parent-style-name="Standard">
      <style:paragraph-properties fo:margin-left="0cm" fo:margin-right="0cm" fo:margin-top="0cm" fo:margin-bottom="0.282cm" loext:contextual-spacing="false" fo:line-height="108%" fo:text-indent="0cm" style:auto-text-indent="false"/>
      <style:text-properties style:font-name="Calibri" fo:font-size="11pt" fo:language="en" fo:country="GB" fo:font-weight="bold" style:font-name-asian="Calibri1" style:font-size-asian="11pt" style:font-weight-asian="bold" style:font-name-complex="Calibri1" style:font-size-complex="11pt" style:font-weight-complex="bold"/>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fo:font-size="11pt" fo:language="en" fo:country="US" fo:font-weight="normal" style:font-size-asian="11pt" style:font-weight-asian="normal" style:font-size-complex="11pt" style:font-weight-complex="normal"/>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text-properties style:font-name="Calibri" fo:font-size="11pt" fo:language="en" fo:country="US" fo:font-weight="normal" style:font-name-asian="Calibri1" style:font-size-asian="11pt" style:font-weight-asian="normal" style:font-name-complex="Calibri1" style:font-size-complex="11pt" style:font-weight-complex="normal"/>
    </style:style>
    <style:style style:name="P35" style:family="paragraph" style:parent-style-name="Standard">
      <style:paragraph-properties fo:margin-left="0.635cm" fo:margin-right="0cm" fo:margin-top="0.071cm" fo:margin-bottom="0cm" loext:contextual-spacing="false" fo:line-height="108%" fo:text-indent="0.635cm" style:auto-text-indent="false"/>
    </style:style>
    <style:style style:name="P36" style:family="paragraph" style:parent-style-name="Standard">
      <style:paragraph-properties fo:margin-left="0.635cm" fo:margin-right="0cm" fo:text-align="justify" style:justify-single-word="false" fo:text-indent="0.635cm" style:auto-text-indent="false"/>
    </style:style>
    <style:style style:name="P37" style:family="paragraph" style:parent-style-name="Standard">
      <style:paragraph-properties fo:margin-left="0.635cm" fo:margin-right="0cm" fo:margin-top="0cm" fo:margin-bottom="0cm" loext:contextual-spacing="false" fo:line-height="108%" fo:text-align="start" style:justify-single-word="false" fo:text-indent="0.635cm" style:auto-text-indent="false" style:writing-mode="lr-tb"/>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P38" style:family="paragraph" style:parent-style-name="Standard">
      <style:paragraph-properties fo:margin-left="0.635cm" fo:margin-right="0cm" fo:margin-top="0cm" fo:margin-bottom="0cm" loext:contextual-spacing="false" fo:line-height="108%" fo:text-align="start" style:justify-single-word="false" fo:text-indent="0.635cm" style:auto-text-indent="false" style:writing-mode="lr-tb"/>
    </style:style>
    <style:style style:name="P39" style:family="paragraph" style:parent-style-name="Standard">
      <style:paragraph-properties fo:margin-left="1.27cm" fo:margin-right="0cm" fo:text-align="justify" style:justify-single-word="false" fo:text-indent="0cm" style:auto-text-indent="false"/>
    </style:style>
    <style:style style:name="P40" style:family="paragraph" style:parent-style-name="Standard">
      <style:paragraph-properties fo:margin-left="1.27cm" fo:margin-right="0cm" fo:text-align="justify" style:justify-single-word="false" fo:text-indent="0cm" style:auto-text-indent="false"/>
      <style:text-properties style:font-name="Calibri" fo:font-size="11pt" fo:language="en" fo:country="US" style:font-name-asian="Calibri1" style:font-size-asian="11pt" style:font-name-complex="Calibri1" style:font-size-complex="11pt"/>
    </style:style>
    <style:style style:name="P41" style:family="paragraph" style:parent-style-name="Standard">
      <style:paragraph-properties fo:margin-left="0cm" fo:margin-right="0cm" fo:text-align="justify" style:justify-single-word="false" fo:text-indent="1.27cm" style:auto-text-indent="false"/>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P42" style:family="paragraph" style:parent-style-name="Standard">
      <style:paragraph-properties fo:margin-left="0cm" fo:margin-right="0cm" fo:text-align="justify" style:justify-single-word="false" fo:text-indent="1.27cm" style:auto-text-indent="false"/>
    </style:style>
    <style:style style:name="P43" style:family="paragraph" style:parent-style-name="Header">
      <style:paragraph-properties fo:text-align="start" style:justify-single-word="false" style:writing-mode="lr-tb"/>
    </style:style>
    <style:style style:name="P44" style:family="paragraph" style:parent-style-name="Header">
      <style:paragraph-properties fo:text-align="center" style:justify-single-word="false" style:writing-mode="lr-tb"/>
    </style:style>
    <style:style style:name="P45" style:family="paragraph" style:parent-style-name="Header">
      <style:paragraph-properties fo:margin-left="-0.203cm" fo:margin-right="0cm" fo:text-align="start" style:justify-single-word="false" fo:text-indent="0cm" style:auto-text-indent="false" style:writing-mode="lr-tb"/>
    </style:style>
    <style:style style:name="P46" style:family="paragraph" style:parent-style-name="Header">
      <style:paragraph-properties fo:margin-left="0cm" fo:margin-right="-0.203cm" fo:text-align="end" style:justify-single-word="false" fo:text-indent="0cm" style:auto-text-indent="false" style:writing-mode="lr-tb"/>
    </style:style>
    <style:style style:name="P47" style:family="paragraph" style:parent-style-name="Footer">
      <style:paragraph-properties fo:text-align="start" style:justify-single-word="false" style:writing-mode="lr-tb"/>
    </style:style>
    <style:style style:name="P48" style:family="paragraph" style:parent-style-name="List_20_Paragraph" style:list-style-name="WWNum2"/>
    <style:style style:name="P49" style:family="paragraph" style:parent-style-name="List_20_Paragraph" style:list-style-name="WWNum17"/>
    <style:style style:name="P50" style:family="paragraph" style:parent-style-name="List_20_Paragraph" style:list-style-name="WWNum27"/>
    <style:style style:name="P51" style:family="paragraph" style:parent-style-name="List_20_Paragraph" style:list-style-name="WWNum57">
      <style:paragraph-properties fo:text-align="justify" style:justify-single-word="false"/>
    </style:style>
    <style:style style:name="P52" style:family="paragraph" style:parent-style-name="List_20_Paragraph" style:list-style-name="WWNum36">
      <style:paragraph-properties fo:text-align="justify" style:justify-single-word="false"/>
    </style:style>
    <style:style style:name="P53" style:family="paragraph" style:parent-style-name="List_20_Paragraph" style:list-style-name="WWNum51">
      <style:paragraph-properties fo:text-align="justify" style:justify-single-word="false"/>
    </style:style>
    <style:style style:name="P54" style:family="paragraph" style:parent-style-name="List_20_Paragraph" style:list-style-name="WWNum54">
      <style:paragraph-properties fo:text-align="justify" style:justify-single-word="false"/>
    </style:style>
    <style:style style:name="P55" style:family="paragraph" style:parent-style-name="List_20_Paragraph" style:list-style-name="WWNum37">
      <style:paragraph-properties fo:text-align="justify" style:justify-single-word="false"/>
    </style:style>
    <style:style style:name="P56" style:family="paragraph" style:parent-style-name="List_20_Paragraph" style:list-style-name="WWNum39">
      <style:paragraph-properties fo:text-align="justify" style:justify-single-word="false"/>
    </style:style>
    <style:style style:name="P57" style:family="paragraph" style:parent-style-name="List_20_Paragraph" style:list-style-name="WWNum58">
      <style:paragraph-properties fo:text-align="justify" style:justify-single-word="false"/>
    </style:style>
    <style:style style:name="P58" style:family="paragraph" style:parent-style-name="List_20_Paragraph" style:list-style-name="WWNum41">
      <style:paragraph-properties fo:text-align="justify" style:justify-single-word="false"/>
    </style:style>
    <style:style style:name="P59" style:family="paragraph" style:parent-style-name="List_20_Paragraph" style:list-style-name="WWNum60">
      <style:paragraph-properties fo:text-align="justify" style:justify-single-word="false"/>
    </style:style>
    <style:style style:name="P60" style:family="paragraph" style:parent-style-name="List_20_Paragraph" style:list-style-name="WWNum38">
      <style:paragraph-properties fo:text-align="justify" style:justify-single-word="false"/>
    </style:style>
    <style:style style:name="P61" style:family="paragraph" style:parent-style-name="List_20_Paragraph" style:list-style-name="WWNum61">
      <style:paragraph-properties fo:text-align="justify" style:justify-single-word="false"/>
    </style:style>
    <style:style style:name="P62" style:family="paragraph" style:parent-style-name="List_20_Paragraph" style:list-style-name="WWNum62">
      <style:paragraph-properties fo:text-align="justify" style:justify-single-word="false"/>
    </style:style>
    <style:style style:name="P63" style:family="paragraph" style:parent-style-name="List_20_Paragraph" style:list-style-name="WWNum47">
      <style:paragraph-properties fo:text-align="justify" style:justify-single-word="false"/>
    </style:style>
    <style:style style:name="P64" style:family="paragraph" style:parent-style-name="List_20_Paragraph" style:list-style-name="WWNum64">
      <style:paragraph-properties fo:text-align="justify" style:justify-single-word="false"/>
    </style:style>
    <style:style style:name="P65" style:family="paragraph" style:parent-style-name="List_20_Paragraph" style:list-style-name="WWNum47"/>
    <style:style style:name="P66" style:family="paragraph" style:parent-style-name="List_20_Paragraph" style:list-style-name="WWNum2">
      <style:paragraph-properties fo:margin-top="0cm" fo:margin-bottom="0.282cm" loext:contextual-spacing="true" fo:line-height="108%"/>
    </style:style>
    <style:style style:name="P67" style:family="paragraph" style:parent-style-name="List_20_Paragraph" style:list-style-name="WWNum10">
      <style:paragraph-properties fo:margin-top="0cm" fo:margin-bottom="0.282cm" loext:contextual-spacing="true" fo:line-height="108%"/>
    </style:style>
    <style:style style:name="P68" style:family="paragraph" style:parent-style-name="List_20_Paragraph" style:list-style-name="WWNum26">
      <style:paragraph-properties fo:margin-top="0cm" fo:margin-bottom="0.282cm" loext:contextual-spacing="true" fo:line-height="108%"/>
    </style:style>
    <style:style style:name="P69" style:family="paragraph" style:parent-style-name="List_20_Paragraph" style:list-style-name="WWNum4">
      <style:paragraph-properties fo:margin-top="0cm" fo:margin-bottom="0.282cm" loext:contextual-spacing="true" fo:line-height="108%"/>
    </style:style>
    <style:style style:name="P70" style:family="paragraph" style:parent-style-name="List_20_Paragraph" style:list-style-name="WWNum48">
      <style:paragraph-properties fo:margin-top="0cm" fo:margin-bottom="0.282cm" loext:contextual-spacing="true" fo:line-height="108%"/>
    </style:style>
    <style:style style:name="P71" style:family="paragraph" style:parent-style-name="List_20_Paragraph" style:list-style-name="WWNum13">
      <style:paragraph-properties fo:margin-top="0cm" fo:margin-bottom="0.282cm" loext:contextual-spacing="true" fo:line-height="108%"/>
    </style:style>
    <style:style style:name="P72" style:family="paragraph" style:parent-style-name="List_20_Paragraph" style:list-style-name="WWNum49">
      <style:paragraph-properties fo:margin-top="0cm" fo:margin-bottom="0.282cm" loext:contextual-spacing="true" fo:line-height="108%"/>
    </style:style>
    <style:style style:name="P73" style:family="paragraph" style:parent-style-name="List_20_Paragraph" style:list-style-name="WWNum14">
      <style:paragraph-properties fo:margin-top="0cm" fo:margin-bottom="0.282cm" loext:contextual-spacing="true" fo:line-height="108%"/>
    </style:style>
    <style:style style:name="P74" style:family="paragraph" style:parent-style-name="List_20_Paragraph" style:list-style-name="WWNum5">
      <style:paragraph-properties fo:margin-top="0cm" fo:margin-bottom="0.282cm" loext:contextual-spacing="true" fo:line-height="108%"/>
    </style:style>
    <style:style style:name="P75" style:family="paragraph" style:parent-style-name="List_20_Paragraph" style:list-style-name="WWNum27">
      <style:paragraph-properties fo:margin-top="0cm" fo:margin-bottom="0.282cm" loext:contextual-spacing="true" fo:line-height="108%"/>
    </style:style>
    <style:style style:name="P76" style:family="paragraph" style:parent-style-name="List_20_Paragraph" style:list-style-name="WWNum6">
      <style:paragraph-properties fo:margin-top="0cm" fo:margin-bottom="0.282cm" loext:contextual-spacing="true" fo:line-height="108%"/>
    </style:style>
    <style:style style:name="P77" style:family="paragraph" style:parent-style-name="List_20_Paragraph" style:list-style-name="WWNum28">
      <style:paragraph-properties fo:margin-top="0cm" fo:margin-bottom="0.282cm" loext:contextual-spacing="true" fo:line-height="108%"/>
    </style:style>
    <style:style style:name="P78" style:family="paragraph" style:parent-style-name="List_20_Paragraph" style:list-style-name="WWNum29">
      <style:paragraph-properties fo:margin-top="0cm" fo:margin-bottom="0.282cm" loext:contextual-spacing="true" fo:line-height="108%"/>
    </style:style>
    <style:style style:name="P79" style:family="paragraph" style:parent-style-name="List_20_Paragraph" style:list-style-name="WWNum30">
      <style:paragraph-properties fo:margin-top="0cm" fo:margin-bottom="0.282cm" loext:contextual-spacing="true" fo:line-height="108%"/>
    </style:style>
    <style:style style:name="P80" style:family="paragraph" style:parent-style-name="List_20_Paragraph" style:list-style-name="WWNum31">
      <style:paragraph-properties fo:margin-top="0cm" fo:margin-bottom="0.282cm" loext:contextual-spacing="true" fo:line-height="108%"/>
    </style:style>
    <style:style style:name="P81" style:family="paragraph" style:parent-style-name="List_20_Paragraph" style:list-style-name="WWNum34">
      <style:paragraph-properties fo:margin-top="0cm" fo:margin-bottom="0.282cm" loext:contextual-spacing="true" fo:line-height="108%"/>
    </style:style>
    <style:style style:name="P82" style:family="paragraph" style:parent-style-name="List_20_Paragraph" style:list-style-name="WWNum2">
      <style:paragraph-properties fo:margin-left="1.27cm" fo:margin-right="0cm" fo:margin-top="0cm" fo:margin-bottom="0.282cm" loext:contextual-spacing="true" fo:line-height="108%" fo:text-align="start" style:justify-single-word="false" fo:text-indent="-0.635cm" style:auto-text-indent="false"/>
    </style:style>
    <style:style style:name="P83" style:family="paragraph" style:parent-style-name="List_20_Paragraph" style:list-style-name="WWNum20">
      <style:paragraph-properties fo:margin-left="1.27cm" fo:margin-right="0cm" fo:margin-top="0cm" fo:margin-bottom="0.282cm" loext:contextual-spacing="true" fo:line-height="108%" fo:text-align="start" style:justify-single-word="false" fo:text-indent="-0.635cm" style:auto-text-indent="false"/>
    </style:style>
    <style:style style:name="P84" style:family="paragraph" style:parent-style-name="List_20_Paragraph" style:list-style-name="WWNum22">
      <style:paragraph-properties fo:margin-left="1.27cm" fo:margin-right="0cm" fo:margin-top="0cm" fo:margin-bottom="0.282cm" loext:contextual-spacing="true" fo:line-height="108%" fo:text-align="start" style:justify-single-word="false" fo:text-indent="-0.635cm" style:auto-text-indent="false"/>
    </style:style>
    <style:style style:name="P85" style:family="paragraph" style:parent-style-name="List_20_Paragraph" style:list-style-name="WWNum24">
      <style:paragraph-properties fo:margin-left="1.27cm" fo:margin-right="0cm" fo:margin-top="0cm" fo:margin-bottom="0.282cm" loext:contextual-spacing="true" fo:line-height="108%" fo:text-align="start" style:justify-single-word="false" fo:text-indent="-0.635cm" style:auto-text-indent="false"/>
    </style:style>
    <style:style style:name="P86" style:family="paragraph" style:parent-style-name="List_20_Paragraph" style:list-style-name="WWNum31">
      <style:paragraph-properties fo:margin-left="1.27cm" fo:margin-right="0cm" fo:margin-top="0cm" fo:margin-bottom="0cm" loext:contextual-spacing="true" fo:line-height="108%" fo:text-align="start" style:justify-single-word="false" fo:text-indent="-0.635cm" style:auto-text-indent="false" style:writing-mode="lr-tb"/>
    </style:style>
    <style:style style:name="P87" style:family="paragraph" style:parent-style-name="List_20_Paragraph" style:list-style-name="WWNum49">
      <style:paragraph-properties fo:margin-top="0.071cm" fo:margin-bottom="0cm" loext:contextual-spacing="true" fo:line-height="108%"/>
    </style:style>
    <style:style style:name="P88" style:family="paragraph" style:parent-style-name="List_20_Paragraph" style:list-style-name="WWNum50">
      <style:paragraph-properties fo:margin-top="0.071cm" fo:margin-bottom="0cm" loext:contextual-spacing="true" fo:line-height="108%"/>
    </style:style>
    <style:style style:name="T1" style:family="text">
      <style:text-properties style:font-name="Calibri" fo:font-size="20pt" fo:language="en" fo:country="US" fo:font-weight="bold" style:font-name-asian="Calibri1" style:font-size-asian="20pt" style:font-weight-asian="bold" style:font-name-complex="Calibri1" style:font-size-complex="20pt" style:font-weight-complex="bold"/>
    </style:style>
    <style:style style:name="T2" style:family="text">
      <style:text-properties style:font-name="Calibri" fo:font-size="20pt" fo:language="en" fo:country="GB" style:font-name-asian="Calibri1" style:font-size-asian="20pt" style:font-name-complex="Calibri1" style:font-size-complex="20pt"/>
    </style:style>
    <style:style style:name="T3" style:family="text">
      <style:text-properties style:font-name="Calibri" fo:font-size="12pt" fo:language="en" fo:country="GB" fo:font-weight="bold" style:font-name-asian="Calibri1" style:font-size-asian="12pt" style:font-weight-asian="bold" style:font-name-complex="Calibri1" style:font-size-complex="12pt" style:font-weight-complex="bold"/>
    </style:style>
    <style:style style:name="T4" style:family="text">
      <style:text-properties style:font-name="Calibri" fo:font-size="12pt" fo:language="en" fo:country="GB" fo:font-weight="normal" style:font-name-asian="Calibri1" style:font-size-asian="12pt" style:font-weight-asian="normal" style:font-name-complex="Calibri1" style:font-size-complex="12pt" style:font-weight-complex="normal"/>
    </style:style>
    <style:style style:name="T5" style:family="text">
      <style:text-properties style:font-name="Calibri" fo:font-size="12pt" fo:language="en" fo:country="GB" style:font-name-asian="Calibri1" style:font-size-asian="12pt" style:font-name-complex="Calibri1" style:font-size-complex="12pt"/>
    </style:style>
    <style:style style:name="T6" style:family="text">
      <style:text-properties style:font-name="Calibri" fo:font-size="12pt" fo:language="en" fo:country="US" style:font-name-asian="Calibri1" style:font-size-asian="12pt" style:font-name-complex="Calibri1" style:font-size-complex="12pt"/>
    </style:style>
    <style:style style:name="T7" style:family="text">
      <style:text-properties style:font-name="Calibri" fo:font-size="12pt" fo:language="en" fo:country="US" fo:font-weight="bold" style:font-name-asian="Calibri1" style:font-size-asian="12pt" style:font-weight-asian="bold" style:font-name-complex="Calibri1" style:font-size-complex="12pt" style:font-weight-complex="bold"/>
    </style:style>
    <style:style style:name="T8" style:family="text">
      <style:text-properties style:font-name="Calibri" fo:font-size="11pt" fo:language="en" fo:country="GB" fo:font-weight="bold" style:font-name-asian="Calibri1" style:font-size-asian="11pt" style:font-weight-asian="bold" style:font-name-complex="Calibri1" style:font-size-complex="11pt" style:font-weight-complex="bold"/>
    </style:style>
    <style:style style:name="T9" style:family="text">
      <style:text-properties style:font-name="Calibri" fo:font-size="11pt" fo:language="en" fo:country="GB" fo:font-weight="bold" style:font-name-asian="Calibri1" style:font-size-asian="11pt" style:font-weight-asian="bold" style:font-name-complex="Calibri1" style:font-size-complex="11pt" style:font-weight-complex="bold"/>
    </style:style>
    <style:style style:name="T10" style:family="text">
      <style:text-properties style:font-name="Calibri" fo:font-size="11pt" fo:language="en" fo:country="GB" style:font-name-asian="Calibri1" style:font-size-asian="11pt" style:font-name-complex="Calibri1" style:font-size-complex="11pt"/>
    </style:style>
    <style:style style:name="T11" style:family="text">
      <style:text-properties style:font-name="Calibri" fo:font-size="11pt" fo:language="en" fo:country="GB" style:font-name-asian="Calibri1" style:font-size-asian="11pt" style:font-name-complex="Calibri1" style:font-size-complex="11pt"/>
    </style:style>
    <style:style style:name="T12" style:family="text">
      <style:text-properties style:font-name="Calibri" fo:font-size="11pt" fo:language="en" fo:country="US" style:font-name-asian="Calibri1" style:font-size-asian="11pt" style:font-name-complex="Calibri1" style:font-size-complex="11pt"/>
    </style:style>
    <style:style style:name="T13" style:family="text">
      <style:text-properties style:font-name="Calibri" fo:font-size="11pt" fo:language="en" fo:country="US" style:font-name-asian="Calibri1" style:font-size-asian="11pt" style:font-name-complex="Calibri1" style:font-size-complex="11pt"/>
    </style:style>
    <style:style style:name="T14" style:family="text">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T15" style:family="text">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T16" style:family="text">
      <style:text-properties style:font-name="Calibri" fo:font-size="11pt" fo:language="en" fo:country="US" style:text-underline-style="solid" style:text-underline-width="auto" style:text-underline-color="font-color" style:font-name-asian="Calibri1" style:font-size-asian="11pt" style:font-name-complex="Calibri1" style:font-size-complex="11pt"/>
    </style:style>
    <style:style style:name="T17" style:family="text">
      <style:text-properties style:font-name="Calibri" fo:font-size="11pt" fo:language="en" fo:country="US" fo:font-weight="normal" style:font-name-asian="Calibri1" style:font-size-asian="11pt" style:font-weight-asian="normal" style:font-name-complex="Calibri1" style:font-size-complex="11pt" style:font-weight-complex="normal"/>
    </style:style>
    <style:style style:name="T18" style:family="text">
      <style:text-properties style:font-name="Calibri" fo:font-size="11pt" fo:language="en" fo:country="US" fo:font-weight="normal" officeooo:rsid="00070d88" style:font-name-asian="Calibri1" style:font-size-asian="11pt" style:font-weight-asian="normal" style:font-name-complex="Calibri1" style:font-size-complex="11pt" style:font-weight-complex="normal"/>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2pt" fo:language="en" fo:country="GB" fo:font-weight="bold" style:font-size-asian="12pt" style:font-weight-asian="bold" style:font-size-complex="12pt" style:font-weight-complex="bold"/>
    </style:style>
    <style:style style:name="T21" style:family="text">
      <style:text-properties fo:font-size="12pt" fo:language="en" fo:country="GB" style:font-size-asian="12pt" style:font-size-complex="12pt"/>
    </style:style>
    <style:style style:name="T22" style:family="text">
      <style:text-properties fo:font-size="12pt" fo:language="en" fo:country="US" style:font-size-asian="12pt" style:font-size-complex="12pt"/>
    </style:style>
    <style:style style:name="T23" style:family="text">
      <style:text-properties fo:font-size="12pt" fo:language="en" fo:country="US" fo:font-weight="bold" style:font-size-asian="12pt" style:font-weight-asian="bold" style:font-size-complex="12pt" style:font-weight-complex="bold"/>
    </style:style>
    <style:style style:name="T24" style:family="text">
      <style:text-properties style:text-position="super 58%" style:font-name="Calibri" fo:font-size="12pt" fo:language="en" fo:country="GB" fo:font-weight="bold" style:font-name-asian="Calibri1" style:font-size-asian="12pt" style:font-weight-asian="bold" style:font-name-complex="Calibri1" style:font-size-complex="12pt" style:font-weight-complex="bold"/>
    </style:style>
    <style:style style:name="T25" style:family="text">
      <style:text-properties style:text-position="super 58%" style:font-name="Calibri" fo:font-size="12pt" fo:language="en" fo:country="US" fo:font-weight="bold" style:font-name-asian="Calibri1" style:font-size-asian="12pt" style:font-weight-asian="bold" style:font-name-complex="Calibri1" style:font-size-complex="12pt" style:font-weight-complex="bold"/>
    </style:style>
    <style:style style:name="T26" style:family="text">
      <style:text-properties style:use-window-font-color="true" style:font-name="Calibri" fo:font-size="12pt" fo:language="en" fo:country="US" fo:font-weight="bold" style:font-name-asian="Calibri1" style:font-size-asian="12pt" style:font-weight-asian="bold" style:font-name-complex="Calibri1" style:font-size-complex="12pt" style:font-weight-complex="bold"/>
    </style:style>
    <style:style style:name="T27" style:family="text">
      <style:text-properties style:use-window-font-color="true" style:font-name="Calibri" fo:font-size="11pt" fo:language="en" fo:country="US" fo:font-weight="bold" style:font-name-asian="Calibri1" style:font-size-asian="11pt" style:font-weight-asian="bold" style:font-name-complex="Calibri1" style:font-size-complex="11pt" style:font-weight-complex="bold"/>
    </style:style>
    <style:style style:name="T28" style:family="text">
      <style:text-properties style:use-window-font-color="true" style:text-position="super 58%" style:font-name="Calibri" fo:font-size="12pt" fo:language="en" fo:country="US" fo:font-weight="bold" style:font-name-asian="Calibri1" style:font-size-asian="12pt" style:font-weight-asian="bold" style:font-name-complex="Calibri1" style:font-size-complex="12pt" style:font-weight-complex="bold"/>
    </style:style>
    <style:style style:name="T29" style:family="text">
      <style:text-properties style:use-window-font-color="true" style:text-position="super 58%" style:font-name="Calibri" fo:font-size="11pt" fo:language="en" fo:country="US" fo:font-weight="bold" style:font-name-asian="Calibri1" style:font-size-asian="11pt" style:font-weight-asian="bold" style:font-name-complex="Calibri1" style:font-size-complex="11pt" style:font-weight-complex="bold"/>
    </style:style>
    <style:style style:name="T30" style:family="text">
      <style:text-properties style:use-window-font-color="true" fo:font-size="11pt" fo:language="en" fo:country="US" fo:font-weight="bold" style:font-size-asian="11pt" style:font-weight-asian="bold" style:font-size-complex="11pt" style:font-weight-complex="bold"/>
    </style:style>
    <style:style style:name="T31" style:family="text">
      <style:text-properties fo:color="#000000" fo:font-size="12pt" fo:language="en" fo:country="US" fo:font-weight="bold" style:font-size-asian="12pt" style:font-weight-asian="bold" style:font-size-complex="12pt" style:font-weight-complex="bold"/>
    </style:style>
    <style:style style:name="T32" style:family="text">
      <style:text-properties fo:color="#000000" fo:font-size="11pt" fo:language="en" fo:country="GB" fo:font-weight="bold" style:font-size-asian="11pt" style:font-weight-asian="bold" style:font-size-complex="11pt" style:font-weight-complex="bold"/>
    </style:style>
    <style:style style:name="T33" style:family="text">
      <style:text-properties fo:color="#000000" fo:font-size="11pt" fo:language="en" fo:country="US" fo:font-weight="bold" style:font-size-asian="11pt" style:font-weight-asian="bold" style:font-size-complex="11pt" style:font-weight-complex="bold"/>
    </style:style>
    <style:style style:name="T34" style:family="text">
      <style:text-properties fo:font-size="11pt" fo:language="en" fo:country="GB" style:font-size-asian="11pt" style:font-size-complex="11pt"/>
    </style:style>
    <style:style style:name="T35" style:family="text">
      <style:text-properties fo:font-size="11pt" fo:language="en" fo:country="GB" fo:font-weight="bold" style:font-size-asian="11pt" style:font-weight-asian="bold" style:font-size-complex="11pt" style:font-weight-complex="bold"/>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fo:language="en" fo:country="US" style:font-size-asian="11pt" style:font-size-complex="11pt"/>
    </style:style>
    <style:style style:name="T39" style:family="text">
      <style:text-properties fo:font-size="11pt" fo:language="en" fo:country="US" fo:font-weight="normal" style:font-size-asian="11pt" style:font-weight-asian="normal" style:font-size-complex="11pt" style:font-weight-complex="normal"/>
    </style:style>
    <style:style style:name="T40" style:family="text">
      <style:text-properties fo:font-size="11pt" fo:language="en" fo:country="US" fo:font-weight="bold" style:font-size-asian="11pt" style:font-weight-asian="bold" style:font-size-complex="11pt" style:font-weight-complex="bold"/>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language="en" fo:country="GB"/>
    </style:style>
    <style:style style:name="T43" style:family="text">
      <style:text-properties fo:language="en" fo:country="GB" fo:font-weight="bold" style:font-weight-asian="bold" style:font-weight-complex="bold"/>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roup – 2</text:span></text:p>
      <text:p text:style-name="P11"><text:span text:style-name="T1">Common Faculty – Student Interaction Portal <text:s/></text:span></text:p>
      <text:p text:style-name="Standard"/>
      <text:p text:style-name="Standard"><text:span text:style-name="T19">Sub Group – 1 : <text:s/>Courses Part.</text:span></text:p>
      <text:list xml:id="list957416129" text:style-name="WWNum2">
        <text:list-item>
          <text:p text:style-name="P48"><text:span text:style-name="T20">Annanya Pratap Singh </text:span><text:span text:style-name="T21">(170101008)</text:span></text:p>
        </text:list-item>
        <text:list-item>
          <text:p text:style-name="P66"><text:span text:style-name="T21">Arpit Gupta (170101012)</text:span></text:p>
        </text:list-item>
        <text:list-item>
          <text:p text:style-name="P82"><text:span text:style-name="T21">Chandra Prakash Meena (160101023)(BACK Logger was never present)</text:span></text:p>
        </text:list-item>
        <text:list-item>
          <text:p text:style-name="P82"><text:span text:style-name="T21">Deepak Gami (170101020)</text:span></text:p>
        </text:list-item>
      </text:list>
      <text:p text:style-name="P15"/>
      <text:list xml:id="list1433512793" text:style-name="WWNum10">
        <text:list-item>
          <text:p text:style-name="P67"><text:span text:style-name="T3">Date: 2nd April, 2019</text:span></text:p>
        </text:list-item>
      </text:list>
      <text:list xml:id="list784714336" text:style-name="WWNum20">
        <text:list-item>
          <text:p text:style-name="P83"><text:span text:style-name="T21">Planning of our subgroup to do Courses done. </text:span></text:p>
        </text:list-item>
        <text:list-item>
          <text:p text:style-name="P83"><text:span text:style-name="T21">Installation of android v3.3.2 done by all the members.</text:span></text:p>
        </text:list-item>
        <text:list-item>
          <text:p text:style-name="P83"><text:span text:style-name="T21">Starting to get familiar with android and firebase.</text:span></text:p>
        </text:list-item>
      </text:list>
      <text:p text:style-name="P15"/>
      <text:list xml:id="list235750995882636" text:continue-list="list1433512793" text:style-name="WWNum10">
        <text:list-item>
          <text:p text:style-name="P67"><text:span text:style-name="T3">Date: 5</text:span><text:span text:style-name="T24">th</text:span><text:span text:style-name="T3"> April, 2019</text:span></text:p>
        </text:list-item>
      </text:list>
      <text:list xml:id="list3656867308" text:style-name="WWNum22">
        <text:list-item>
          <text:p text:style-name="P84"><text:span text:style-name="T21">Classes for Courses, events, course material and discussion forums made.</text:span></text:p>
        </text:list-item>
        <text:list-item>
          <text:p text:style-name="P84"><text:span text:style-name="T21">First activity for addition of course made in which professor will first enter the course ID and then we will check in firebase, if it already exists then prompt a message or else take him to a new form </text:span></text:p>
        </text:list-item>
      </text:list>
      <text:p text:style-name="P15"/>
      <text:list xml:id="list235752665180401" text:continue-list="list235750995882636" text:style-name="WWNum10">
        <text:list-item>
          <text:p text:style-name="P67"><text:span text:style-name="T3">Date: 6</text:span><text:span text:style-name="T24">th</text:span><text:span text:style-name="T3"> April, 2019</text:span></text:p>
        </text:list-item>
      </text:list>
      <text:list xml:id="list508467376" text:style-name="WWNum24">
        <text:list-item>
          <text:p text:style-name="P85"><text:span text:style-name="T21">Next activity where professor can fill the details of the course I.e. the title, syllabus, marks distribution and description. All these details are added to the database under the courseID section.</text:span></text:p>
        </text:list-item>
      </text:list>
      <text:p text:style-name="P16"><text:span text:style-name="T21"><text:s/></text:span></text:p>
      <text:list xml:id="list235751955094524" text:continue-list="list235752665180401" text:style-name="WWNum10">
        <text:list-item>
          <text:p text:style-name="P67"><text:span text:style-name="T3">Date: 7</text:span><text:span text:style-name="T24">th</text:span><text:span text:style-name="T3"> April, 2019</text:span></text:p>
        </text:list-item>
      </text:list>
      <text:list xml:id="list204396021" text:style-name="WWNum26">
        <text:list-item>
          <text:p text:style-name="P68"><text:span text:style-name="T4">New activity for adding course material added.</text:span></text:p>
        </text:list-item>
        <text:list-item>
          <text:p text:style-name="P68"><text:span text:style-name="T4">Menu was added to the top bar of activity and then two buttons of add event and add material were added to it. An alert box will pop up on clicking add material.</text:span></text:p>
        </text:list-item>
        <text:list-item>
          <text:p text:style-name="P68"><text:span text:style-name="T4">In the alert box we can add the title of class and then select file from a new intent which displays all our files present in the phone. Then we can add the file in storage section of firebase by clicking on add class button.</text:span></text:p>
        </text:list-item>
      </text:list>
      <text:p text:style-name="P17"/>
      <text:p text:style-name="P17"/>
      <text:p text:style-name="P17"><text:soft-page-break/></text:p>
      <text:p text:style-name="Standard"><text:span text:style-name="T19">Sub Group – 2 : <text:s/>Time table, To-Do-List.</text:span></text:p>
      <text:list xml:id="list2490788158" text:style-name="WWNum4">
        <text:list-item>
          <text:p text:style-name="P69"><text:span text:style-name="T3">Aman</text:span><text:span text:style-name="T5"> </text:span><text:span text:style-name="T3">Mishra </text:span><text:span text:style-name="T5">(170101005)</text:span></text:p>
        </text:list-item>
        <text:list-item>
          <text:p text:style-name="P69"><text:span text:style-name="T3">Rythum Singla</text:span><text:span text:style-name="T5"> (170101058)</text:span></text:p>
        </text:list-item>
        <text:list-item>
          <text:p text:style-name="P69"><text:span text:style-name="T3">Vineet Malik</text:span><text:span text:style-name="T5"> (170101078)</text:span></text:p>
        </text:list-item>
        <text:list-item>
          <text:p text:style-name="P69"><text:span text:style-name="T5">Mantri Sandeep Naidu (160101041) (never present)</text:span></text:p>
        </text:list-item>
      </text:list>
      <text:p text:style-name="P27"/>
      <text:list xml:id="list59955734" text:style-name="WWNum49">
        <text:list-item>
          <text:p text:style-name="P87"><text:span text:style-name="T26">Date: 2</text:span><text:span text:style-name="T28">nd</text:span><text:span text:style-name="T26"> April, 2019</text:span></text:p>
        </text:list-item>
      </text:list>
      <text:list xml:id="list1744453663" text:style-name="WWNum48">
        <text:list-item>
          <text:p text:style-name="P70"><text:span text:style-name="T6">Planning of project was done.</text:span></text:p>
        </text:list-item>
        <text:list-item>
          <text:p text:style-name="P70"><text:span text:style-name="T6">All the members installed Android Studio v3.3.2 .</text:span></text:p>
        </text:list-item>
        <text:list-item>
          <text:p text:style-name="P70"><text:span text:style-name="T6">Daily Timetable of Students and Profs and Exam Timetable module assigned to our group.</text:span></text:p>
        </text:list-item>
        <text:list-item>
          <text:p text:style-name="P70"><text:span text:style-name="T6">Starting to get familiar with Android Studio and Firebase.</text:span></text:p>
        </text:list-item>
      </text:list>
      <text:p text:style-name="P18"/>
      <text:list xml:id="list235751933783601" text:continue-list="list59955734" text:style-name="WWNum49">
        <text:list-item>
          <text:p text:style-name="P87"><text:span text:style-name="T26">Date: 5</text:span><text:span text:style-name="T28">th</text:span><text:span text:style-name="T26"> April, 2019</text:span></text:p>
        </text:list-item>
      </text:list>
      <text:list xml:id="list818633749" text:style-name="WWNum13">
        <text:list-item>
          <text:p text:style-name="P71"><text:span text:style-name="T6">Database entries were designed.</text:span></text:p>
        </text:list-item>
        <text:list-item>
          <text:p text:style-name="P71"><text:span text:style-name="T6">To have a better understanding of firebase, we decided to create a to-do list, an additional feature of our software, before creating the timetable in one go.</text:span></text:p>
        </text:list-item>
      </text:list>
      <text:p text:style-name="P18"/>
      <text:list xml:id="list235752564125329" text:continue-list="list235751933783601" text:style-name="WWNum49">
        <text:list-item>
          <text:p text:style-name="P72"><text:span text:style-name="T7">Date: 6</text:span><text:span text:style-name="T25">th</text:span><text:span text:style-name="T7"> April, 2019</text:span></text:p>
        </text:list-item>
      </text:list>
      <text:list xml:id="list235752603220709" text:continue-list="list818633749" text:style-name="WWNum13">
        <text:list-item>
          <text:p text:style-name="P71"><text:span text:style-name="T6">We decided to create separate database for showing timetable. It includes date as a node, 13 time slots as its children. All the classes being held during that slot on that day shall be entered as value separated by comma. For showing today’s timetable to a person, he will be searched in all the list of enrolled students in all the courses of every slot of the day. This will take O(n) time, where n is the number of users of the app. Hence, it is feasible and practical.</text:span></text:p>
        </text:list-item>
      </text:list>
      <text:p text:style-name="P18"/>
      <text:list xml:id="list235751122064296" text:continue-list="list235752564125329" text:style-name="WWNum49">
        <text:list-item>
          <text:p text:style-name="P87"><text:span text:style-name="T26">Date: 8</text:span><text:span text:style-name="T28">th</text:span><text:span text:style-name="T26"> April, 2019</text:span></text:p>
        </text:list-item>
      </text:list>
      <text:list xml:id="list3299563836" text:style-name="WWNum14">
        <text:list-item>
          <text:p text:style-name="P73"><text:span text:style-name="T6">There was a brief meeting of our sub-group, in which we decided the format of to-do. we decided to create to-do list of one user, for now.</text:span></text:p>
        </text:list-item>
        <text:list-item>
          <text:p text:style-name="P73"><text:span text:style-name="T7">Aman Mishra</text:span><text:span text:style-name="T6"> created architecture(design) of the new class; created mechanism to write and read data from firebase data.</text:span></text:p>
        </text:list-item>
        <text:list-item>
          <text:p text:style-name="P73"><text:span text:style-name="T7">Rythum Singla</text:span><text:span text:style-name="T6"> created the mechanism to write data in database and basic bug fixing.</text:span></text:p>
        </text:list-item>
        <text:list-item>
          <text:p text:style-name="P73"><text:span text:style-name="T7">Vineet Malik</text:span><text:span text:style-name="T6"> created the feature to delete the task from database and also created an offline to-do-list, so that the user doesn’t have to depend on the internet to see his ToDos.</text:span></text:p>
        </text:list-item>
      </text:list>
      <text:p text:style-name="P28"><text:soft-page-break/></text:p>
      <text:p text:style-name="P28"/>
      <text:p text:style-name="P29"><text:span text:style-name="T19">Sub Group – 3 : Login Signup , Profile Page etc.</text:span></text:p>
      <text:list xml:id="list3284312480" text:style-name="WWNum5">
        <text:list-item>
          <text:p text:style-name="P74"><text:span text:style-name="T8">Parvindar Singh </text:span><text:span text:style-name="T10">(170101044)</text:span></text:p>
        </text:list-item>
        <text:list-item>
          <text:p text:style-name="P74"><text:span text:style-name="T10">Sri Ram Reddy (170101016)</text:span></text:p>
        </text:list-item>
        <text:list-item>
          <text:p text:style-name="P74"><text:span text:style-name="T10">Rohith Ravi Teja (170101017)</text:span></text:p>
        </text:list-item>
        <text:list-item>
          <text:p text:style-name="P74"><text:span text:style-name="T10">Rakesh Reddy (170101071)</text:span></text:p>
        </text:list-item>
      </text:list>
      <text:p text:style-name="P30"/>
      <text:list xml:id="list3244725565" text:style-name="WWNum27">
        <text:list-item>
          <text:p text:style-name="P75"><text:span text:style-name="T43">Date: 2st April ,2019 </text:span></text:p>
        </text:list-item>
      </text:list>
      <text:list xml:id="list324448231" text:style-name="WWNum17">
        <text:list-item>
          <text:p text:style-name="P49"><text:span text:style-name="T42">Fixed the problems occuring gradle sync in android studio. <text:s/></text:span></text:p>
        </text:list-item>
        <text:list-item>
          <text:p text:style-name="P49"><text:span text:style-name="T42">Members were registered on firebase. </text:span></text:p>
        </text:list-item>
        <text:list-item>
          <text:p text:style-name="P49"><text:span text:style-name="T42">Created “users” database in firebase database. </text:span></text:p>
        </text:list-item>
        <text:list-item>
          <text:p text:style-name="P49"><text:span text:style-name="T43">Parvindar Singh </text:span><text:span text:style-name="T42">– Discussed the basic structure of courses , discussion forums, users with other subteam ,Made the the basic layout of Login page and Sign up page and functions. And uploaded on Github repo so that others can clone it and start working.</text:span></text:p>
        </text:list-item>
        <text:list-item>
          <text:p text:style-name="P49"><text:span text:style-name="T43">All four team members </text:span><text:span text:style-name="T42">Discussed How how the users will be stored in the database</text:span><text:span text:style-name="T43"> </text:span><text:span text:style-name="T42">decided the flow, how the user will login and regsiter and will go to home page or signup page.</text:span></text:p>
        </text:list-item>
        <text:list-item>
          <text:p text:style-name="P49"><text:span text:style-name="T42">All memebers decided to see some tutorials of using android studio and firebase.</text:span></text:p>
        </text:list-item>
      </text:list>
      <text:p text:style-name="P22"/>
      <text:list xml:id="list235751017111184" text:continue-list="list3244725565" text:style-name="WWNum27">
        <text:list-item>
          <text:p text:style-name="P50"><text:span text:style-name="T43">Date: 6th April, 2019 </text:span></text:p>
        </text:list-item>
      </text:list>
      <text:list xml:id="list235752411210448" text:continue-list="list324448231" text:style-name="WWNum17">
        <text:list-item>
          <text:p text:style-name="P49"><text:span text:style-name="T43">Sri Ram Reddy </text:span><text:span text:style-name="T42">modified the UI of Login Page to make it look more Interesting. </text:span></text:p>
        </text:list-item>
        <text:list-item>
          <text:p text:style-name="P49"><text:span text:style-name="T43">Rohit Ravi Teja </text:span><text:span text:style-name="T42">modified the Layout of Signup page to Make the lyout fit in every screen size and looks more interesting.</text:span></text:p>
        </text:list-item>
        <text:list-item>
          <text:p text:style-name="P49"><text:span text:style-name="T43">Rakesh Reddy </text:span><text:span text:style-name="T42">tested the login and signup functions.</text:span></text:p>
        </text:list-item>
        <text:list-item>
          <text:p text:style-name="P49"><text:span text:style-name="T43">Parvindar Singh – I</text:span><text:span text:style-name="T42">mplemented login via outlook , user will not have to enter their information we will get it directly from outlook, initially some error was coming in authentication but later it got resolved. Whenever the user click on </text:span><text:span text:style-name="T43">login via outlook button</text:span><text:span text:style-name="T42"> <text:s/>if there info is not present in the database then they get registered, if there info is already present in database then they get logined .Also also decided to do manual login and signup, via storing user information in firebase database. Created a UserInfo Class which Contains Public Static variables to store logined user information so that it can be accessed from any other class. Created Profile page for user filling it with basic user information. </text:span></text:p>
        </text:list-item>
      </text:list>
      <text:p text:style-name="P22"/>
      <text:list xml:id="list235750699527571" text:continue-list="list235751017111184" text:style-name="WWNum27">
        <text:list-item>
          <text:p text:style-name="P50"><text:span text:style-name="T43">Date: 8th April, <text:s/>2019 </text:span></text:p>
        </text:list-item>
      </text:list>
      <text:list xml:id="list235751559402806" text:continue-list="list235752411210448" text:style-name="WWNum17">
        <text:list-item>
          <text:p text:style-name="P49"><text:span text:style-name="T42">Login via outlook successfully working. </text:span></text:p>
        </text:list-item>
        <text:list-item>
          <text:p text:style-name="P49"><text:span text:style-name="T43">Parvindar Singh – </text:span><text:span text:style-name="T42">Made a profile page of user with Showing their basic info of the user from there outlook acount and profile picture.Having difficulty in decoding profile pic from outlook. So added sample profile pic for the time. <text:s/></text:span></text:p>
        </text:list-item>
        <text:list-item>
          <text:p text:style-name="P49"><text:span text:style-name="T43">Rakesh Reddy <text:s/></text:span><text:span text:style-name="T42">Added a list of enrolled courses of the user in Profile page , if we click on the course then we go to that course page and modified the profile layout and Modified Home Page a little . </text:span></text:p>
        </text:list-item>
        <text:list-item>
          <text:p text:style-name="P49"><text:soft-page-break/><text:span text:style-name="T43">Sri Ram Reddy and Rohit Ravi Teja </text:span><text:span text:style-name="T42">Modified the Home page to create the function of logout button.</text:span></text:p>
        </text:list-item>
      </text:list>
      <text:p text:style-name="P19"/>
      <text:p text:style-name="Standard"><text:span text:style-name="T19">Sub Group – 4: Courses Feedback</text:span></text:p>
      <text:list xml:id="list912058823" text:style-name="WWNum6">
        <text:list-item>
          <text:p text:style-name="P76"><text:span text:style-name="T8">Devaishi Tiwari </text:span><text:span text:style-name="T10">(170101021)</text:span></text:p>
        </text:list-item>
        <text:list-item>
          <text:p text:style-name="P76"><text:span text:style-name="T10">Aayush Patni (170101001)</text:span></text:p>
        </text:list-item>
        <text:list-item>
          <text:p text:style-name="P76"><text:span text:style-name="T10">Nayanjyoti Deury (170101042)</text:span></text:p>
        </text:list-item>
        <text:list-item>
          <text:p text:style-name="P76"><text:span text:style-name="T10">Rashi Singh (170101052)</text:span></text:p>
        </text:list-item>
      </text:list>
      <text:p text:style-name="P20"/>
      <text:list xml:id="list2886033607" text:style-name="WWNum50">
        <text:list-item>
          <text:p text:style-name="P88"><text:span text:style-name="T27">Date: 2</text:span><text:span text:style-name="T29">nd</text:span><text:span text:style-name="T27"> April, 2019</text:span></text:p>
        </text:list-item>
      </text:list>
      <text:list xml:id="list2952535759" text:style-name="WWNum28">
        <text:list-item>
          <text:p text:style-name="P77"><text:span text:style-name="T12">Planning of project was done.</text:span></text:p>
        </text:list-item>
        <text:list-item>
          <text:p text:style-name="P77"><text:span text:style-name="T12">Feedback was assigned to our group.</text:span></text:p>
        </text:list-item>
        <text:list-item>
          <text:p text:style-name="P77"><text:span text:style-name="T12">All the members installed android studio.</text:span></text:p>
        </text:list-item>
      </text:list>
      <text:p text:style-name="P21"/>
      <text:list xml:id="list235751281573777" text:continue-list="list2886033607" text:style-name="WWNum50">
        <text:list-item>
          <text:p text:style-name="P88"><text:span text:style-name="T27">Date: 6</text:span><text:span text:style-name="T29">th</text:span><text:span text:style-name="T27"> April, 2019</text:span></text:p>
        </text:list-item>
      </text:list>
      <text:list xml:id="list2946492078" text:style-name="WWNum29">
        <text:list-item>
          <text:p text:style-name="P78"><text:span text:style-name="T12">Database entries were designed.</text:span></text:p>
        </text:list-item>
        <text:list-item>
          <text:p text:style-name="P78"><text:span text:style-name="T12">We decided to create separate database for feedback questions. It includes course-wise questions and their options and students that have filled it. </text:span></text:p>
        </text:list-item>
        <text:list-item>
          <text:p text:style-name="P78"><text:span text:style-name="T12">This will ensure that a student is able to fill the form only once.</text:span></text:p>
        </text:list-item>
      </text:list>
      <text:p text:style-name="P21"/>
      <text:list xml:id="list235752122789117" text:continue-list="list235751281573777" text:style-name="WWNum50">
        <text:list-item>
          <text:p text:style-name="P88"><text:span text:style-name="T27">Date: 9</text:span><text:span text:style-name="T29">th</text:span><text:span text:style-name="T27"> April, 2019</text:span></text:p>
        </text:list-item>
      </text:list>
      <text:list xml:id="list2683849183" text:style-name="WWNum30">
        <text:list-item>
          <text:p text:style-name="P79"><text:span text:style-name="T12">There was a brief meeting of our sub-group, in which we decided the format of teachers’ feedback page.</text:span></text:p>
        </text:list-item>
        <text:list-item>
          <text:p text:style-name="P79"><text:span text:style-name="T12">We made the teacher’s feedback page where teacher can dynamically choose the questions for each of its course.</text:span></text:p>
        </text:list-item>
        <text:list-item>
          <text:p text:style-name="P79"><text:span text:style-name="T12">We have planned to finish the teachers and students feedback page till next Tuesday.</text:span></text:p>
        </text:list-item>
      </text:list>
      <text:p text:style-name="P21"/>
      <text:list xml:id="list235752474868573" text:continue-list="list235752122789117" text:style-name="WWNum50">
        <text:list-item>
          <text:p text:style-name="P88"><text:span text:style-name="T27">Date: 15</text:span><text:span text:style-name="T29">th</text:span><text:span text:style-name="T27"> April, 2019 </text:span></text:p>
        </text:list-item>
      </text:list>
      <text:p text:style-name="P35"><text:span text:style-name="T14">Rashi and Devaishi</text:span></text:p>
      <text:list xml:id="list107918271" text:style-name="WWNum31">
        <text:list-item>
          <text:p text:style-name="P80"><text:span text:style-name="T12">Populated the existing database and modified the structure a little.</text:span></text:p>
        </text:list-item>
        <text:list-item>
          <text:p text:style-name="P86"><text:span text:style-name="T12">Made the students’ feedback form and worked on dynamically retrieving data from database</text:span></text:p>
        </text:list-item>
        <text:list-item>
          <text:p text:style-name="P86"><text:span text:style-name="T12">Made some modification to teacher's feedback page and worked on dynamically adding nested data into the database.</text:span></text:p>
        </text:list-item>
      </text:list>
      <text:p text:style-name="P37"/>
      <text:p text:style-name="P38"><text:span text:style-name="T14">Nayanjyoti and Aayush</text:span></text:p>
      <text:list xml:id="list2488267470" text:style-name="WWNum34">
        <text:list-item>
          <text:p text:style-name="P81"><text:span text:style-name="T12">Planned the homepage for teachers' feedback and learned to insert bar graphs and pie charts.</text:span></text:p>
        </text:list-item>
      </text:list>
      <text:p text:style-name="P13"/>
      <text:p text:style-name="P1"><text:soft-page-break/></text:p>
      <text:p text:style-name="P1"/>
      <text:p text:style-name="P1"/>
      <text:p text:style-name="P1"/>
      <text:p text:style-name="P2"><text:span text:style-name="T19">TOTAL CONTRIBUTION</text:span></text:p>
      <text:p text:style-name="P3"><text:span text:style-name="T12">After milestone 2, due to the size of features, we decided to shuffle our subgroups. We worked individually to avoid conflicts. Contributions of Individual members are :-</text:span></text:p>
      <text:p text:style-name="P3"><text:span text:style-name="T14">Parvindar Singh (170101044)</text:span></text:p>
      <text:list xml:id="list1544580989" text:style-name="WWNum57">
        <text:list-item>
          <text:p text:style-name="P51"><text:span text:style-name="T12">Created Login, Signup, Login/Signup </text:span><text:span text:style-name="T14">via</text:span><text:span text:style-name="T12"> </text:span><text:span text:style-name="T14">Outlook</text:span><text:span text:style-name="T12">, Profile page.. Described above before Milestone 2. </text:span></text:p>
        </text:list-item>
        <text:list-item>
          <text:p text:style-name="P51"><text:span text:style-name="T10">I helped </text:span><text:span text:style-name="T8">Rohit</text:span><text:span text:style-name="T10"> and </text:span><text:span text:style-name="T8">Sriram</text:span><text:span text:style-name="T10"> in designing the Login Screen by setting its constraints and color of layout.</text:span></text:p>
        </text:list-item>
        <text:list-item>
          <text:p text:style-name="P51"><text:span text:style-name="T12">Created an</text:span><text:span text:style-name="T14"> in-app Messaging</text:span><text:span text:style-name="T12"> Feature, any person who is registered on this app can send messages to anyone who is registered on this app.</text:span><text:line-break/><text:span text:style-name="T12"> Created a message list activity which regularly updates the incoming and outgoing messages.( It updates whenever there is a change in the messages part of the user in the database, so it is</text:span><text:span text:style-name="T14"> real time</text:span><text:span text:style-name="T12">.)</text:span></text:p>
        </text:list-item>
      </text:list>
      <text:p text:style-name="P39"><text:span text:style-name="T12">Created a </text:span><text:span text:style-name="T16">custom list adaptor</text:span><text:span text:style-name="T12"> which shows a specific layout in the message list of the user ( that layout contains Subject, Sender, Receiver, Time, body(a little part of the body if the body is long.), and a message direction (it is sent or received)). The layout will contain different information for different messages and inserted in list view.</text:span></text:p>
      <text:p text:style-name="P39"><text:span text:style-name="T12">Created a message box activity, on clicking on any of the messages in the message list, the user will be redirected to the message box and all information of the message will be shown there( similar to email). From there, the receiver can delete, reply or forward that message to another person.</text:span></text:p>
      <text:p text:style-name="P39"><text:span text:style-name="T12">The unread messages in the message list are </text:span><text:span text:style-name="T16">highlighted</text:span><text:span text:style-name="T12">, when the user reads the message then that message in message list gets unhighlighted.</text:span></text:p>
      <text:p text:style-name="P36"><text:span text:style-name="T12">Implement toast notification whenever a user receives a new message.</text:span></text:p>
      <text:p text:style-name="P36"><text:span text:style-name="T12">Implemented push </text:span><text:span text:style-name="T14">notification</text:span><text:span text:style-name="T12"> with </text:span><text:span text:style-name="T14">Ananya</text:span><text:span text:style-name="T12"> for a newly <text:s/>received message. </text:span></text:p>
      <text:list xml:id="list235751442657858" text:continue-numbering="true" text:style-name="WWNum57">
        <text:list-item>
          <text:p text:style-name="P51"><text:span text:style-name="T12">Created an </text:span><text:span text:style-name="T14">in-app Polling</text:span><text:span text:style-name="T12"> Feature.</text:span></text:p>
        </text:list-item>
      </text:list>
      <text:p text:style-name="P39"><text:span text:style-name="T12">Each course has its own Polls section. Any user (Student enrolled or Professor) of that course can Start a Poll, and anyone can choose their options. One user can choose only one option.</text:span></text:p>
      <text:p text:style-name="P39"><text:span text:style-name="T12">Polls layout was made by making </text:span><text:span text:style-name="T14">subclass options inside Polls class</text:span><text:span text:style-name="T12"> and custom list adaptor. then inserted the Options layout into list view by that custom list adaptor.</text:span></text:p>
      <text:p text:style-name="P39"><text:span text:style-name="T12">Creating a poll will be flexible as a user can insert any number of options as he/she wants (still not more than 50 options.)</text:span></text:p>
      <text:p text:style-name="P39"><text:soft-page-break/><text:span text:style-name="T12">The database of Polls Stores the username of the user who started the poll. And it stores username of users who have polled for any option with options they have chosen, So, a user can also change his/her choice and select a new option.</text:span></text:p>
      <text:p text:style-name="P36"><text:span text:style-name="T12">Poll for any question </text:span><text:span text:style-name="T14">can be closed</text:span><text:span text:style-name="T12"> by the creator of Poll or Professor.</text:span></text:p>
      <text:p text:style-name="P39"><text:span text:style-name="T12">Implemented </text:span><text:span text:style-name="T14">swipe to refresh</text:span><text:span text:style-name="T12"> feature in polls layout so that votes refreshes every time user swipes down. Votes also </text:span><text:span text:style-name="T14">refresh</text:span><text:span text:style-name="T12"> whenever a user selects an option. ( there was an issue in updating the list view of options layout in </text:span><text:span text:style-name="T14">real time</text:span><text:span text:style-name="T12">).</text:span></text:p>
      <text:list xml:id="list235751740017688" text:continue-numbering="true" text:style-name="WWNum57">
        <text:list-item>
          <text:p text:style-name="P51"><text:span text:style-name="T12">Also created the </text:span><text:span text:style-name="T14">auto-login </text:span><text:span text:style-name="T12">feature. If the user has logged in, then he will only be logged out when he manually does log out by selecting log out option in the nav drawer.</text:span></text:p>
        </text:list-item>
      </text:list>
      <text:p text:style-name="P39"><text:span text:style-name="T12">I am storing the username of logged in user in </text:span><text:span text:style-name="T14">shared preferences </text:span><text:span text:style-name="T12">inside the app (also storing a boolean if the user is logged in).</text:span></text:p>
      <text:list xml:id="list235751246527764" text:continue-numbering="true" text:style-name="WWNum57">
        <text:list-item>
          <text:p text:style-name="P51"><text:span text:style-name="T12">Also created a </text:span><text:span text:style-name="T14">remember username</text:span><text:span text:style-name="T12"> feature. Whenever a user logout, next time he/she opens the app, the username of previously logged in user is already entered in the username field of the login screen. This feature is also implemented using shared preferences.</text:span></text:p>
        </text:list-item>
        <text:list-item>
          <text:p text:style-name="P51"><text:span text:style-name="T12">Helped </text:span><text:span text:style-name="T14">Aman </text:span><text:span text:style-name="T12">in writing code for enrolling in a new course, showing course list.</text:span></text:p>
        </text:list-item>
        <text:list-item>
          <text:p text:style-name="P51"><text:span text:style-name="T14">I and Rashi</text:span><text:span text:style-name="T12"> merged the Feedback part ( took around 5hrs. ) into the main branch initially. later by pulling the latest update from the main branch, some modified code got erased and later I, Arpit and Ananya merged it properly in 2hrs.</text:span></text:p>
        </text:list-item>
        <text:list-item>
          <text:p text:style-name="P51"><text:span text:style-name="T14">I and Arpit</text:span><text:span text:style-name="T12"> converted some </text:span><text:span text:style-name="T14">Activities to Fragments.</text:span></text:p>
        </text:list-item>
        <text:list-item>
          <text:p text:style-name="P51"><text:span text:style-name="T12">Was involved with </text:span><text:span text:style-name="T14">Arpit and Ananya </text:span><text:span text:style-name="T12">in </text:span><text:span text:style-name="T14">Merging</text:span><text:span text:style-name="T12"> different modules into the main branch.</text:span></text:p>
        </text:list-item>
        <text:list-item>
          <text:p text:style-name="P51"><text:span text:style-name="T12">Was Involved with </text:span><text:span text:style-name="T14">Arpit and Ananya</text:span><text:span text:style-name="T12"> in </text:span><text:span text:style-name="T14">Fixing Bugs</text:span><text:span text:style-name="T12">. We fixed bugs of our codes and other modules’ codes. Ananya has described major bug fixes below. </text:span></text:p>
        </text:list-item>
        <text:list-item>
          <text:p text:style-name="P51"><text:span text:style-name="T12">Made the basic structure of the </text:span><text:span text:style-name="T14">about page</text:span><text:span text:style-name="T12"> with </text:span><text:span text:style-name="T14">Rohith and</text:span><text:span text:style-name="T12"> </text:span><text:span text:style-name="T14">Sriram</text:span><text:span text:style-name="T12">.</text:span></text:p>
        </text:list-item>
        <text:list-item>
          <text:p text:style-name="P51"><text:span text:style-name="T12">Was involved in testing and debugging the app on last day with other team members.</text:span></text:p>
        </text:list-item>
      </text:list>
      <text:p text:style-name="P41"/>
      <text:p text:style-name="P5"/>
      <text:p text:style-name="P3"><text:span text:style-name="T14">Arpit Gupta (170101012)</text:span></text:p>
      <text:list xml:id="list28733960" text:style-name="WWNum36">
        <text:list-item>
          <text:p text:style-name="P52"><text:span text:style-name="T17"><text:s/>Created the course add part. Where the prof can enter courseID, if it exists a new ID is demanded if not then prof is redirected to course add content part. This part was done by me and Ananya.</text:span></text:p>
        </text:list-item>
        <text:list-item>
          <text:p text:style-name="P52"><text:span text:style-name="T17">Made the add course add content part. Here the prof can enter the course name, description, syllabus, marks distribution and enrollment key. This much part was done along with Ananya.</text:span></text:p>
        </text:list-item>
        <text:list-item>
          <text:p text:style-name="P52"><text:span text:style-name="T17">In the same page addition of time slots, midsem and endsem dialog parts.</text:span></text:p>
        </text:list-item>
        <text:list-item>
          <text:p text:style-name="P52"><text:span text:style-name="T17">Made the course main page for prof. Here the professor can see all the details he entered in previous page while registering the course. Professor also has the option of editing the description, syllabus, marks distribution and key by simply long pressing on the text boxes after which he can edit the f</text:span><text:span text:style-name="T18">iel</text:span><text:span text:style-name="T17">d and click on update button.</text:span></text:p>
        </text:list-item>
        <text:list-item>
          <text:p text:style-name="P52"><text:span text:style-name="T17">Made the add material section of this page. Here the prof can enter the title of class and also upload the file. At the time of uploading a notification is also shown. The added material is shown in list below in the page.</text:span></text:p>
        </text:list-item>
        <text:list-item>
          <text:p text:style-name="P52"><text:span text:style-name="T17">Made the add event section of this page. Here the prof can add the title, description, date, time and select the type of event. All these events and materials are also visible to the </text:span><text:soft-page-break/><text:span text:style-name="T17">students who are enrolled to this course. </text:span><text:span text:style-name="T14">The alert dialog box codes used here were later on used in other parts of the project. </text:span></text:p>
        </text:list-item>
        <text:list-item>
          <text:p text:style-name="P52"><text:span text:style-name="T17">Used context menu to allow professor to delete events, materials and course projects by simply long pressing the section you want to delete. </text:span></text:p>
        </text:list-item>
        <text:list-item>
          <text:p text:style-name="P52"><text:span text:style-name="T17">Wrote the code to allow the user to download the file from materials and project section by simply pressing the item in the list.</text:span></text:p>
        </text:list-item>
        <text:list-item>
          <text:p text:style-name="P52"><text:span text:style-name="T17">Made the basic layout of this (course main page professor) page. The same layout was also used in student information page. </text:span></text:p>
        </text:list-item>
        <text:list-item>
          <text:p text:style-name="P52"><text:span text:style-name="T17">Made the student information page which quite similar to the course main of professor.</text:span></text:p>
        </text:list-item>
        <text:list-item>
          <text:p text:style-name="P52"><text:span text:style-name="T17">Made the basic layout of app which was late on taken up by Deepak Gami and furnished in detail by him.</text:span></text:p>
        </text:list-item>
        <text:list-item>
          <text:p text:style-name="P52"><text:span text:style-name="T14">Merging of various modules was done by me, Annanya and Parvinder.</text:span></text:p>
        </text:list-item>
        <text:list-item>
          <text:p text:style-name="P52"><text:span text:style-name="T14">Bug fixing was also done by the three of me, Annanya and Parvinder.</text:span></text:p>
        </text:list-item>
        <text:list-item>
          <text:p text:style-name="P52"><text:span text:style-name="T17"><text:s/>Testing and debugging of the app along with all others who were present on last day.</text:span></text:p>
        </text:list-item>
      </text:list>
      <text:p text:style-name="P23"><text:span text:style-name="T17"><text:s text:c="77"/></text:span></text:p>
      <text:p text:style-name="P6"/>
      <text:p text:style-name="P3"><text:span text:style-name="T14">Annanya Pratap Singh Chauhan (170101008)</text:span></text:p>
      <text:list xml:id="list548769333" text:style-name="WWNum51">
        <text:list-item>
          <text:p text:style-name="P53"><text:span text:style-name="T17">Created the add course part with Arpit. This page allows the user to enter a Course ID . The Course ID is checked in the database. <text:s/>If there is a conflict than we don’t allow the Prof to add a course.</text:span></text:p>
        </text:list-item>
        <text:list-item>
          <text:p text:style-name="P53"><text:span text:style-name="T17">Created the basic add course content page with Arpit. This allows the prof to add the details about his or her course.</text:span></text:p>
        </text:list-item>
        <text:list-item>
          <text:p text:style-name="P53"><text:span text:style-name="T17">Made Add Project part of Course main page prof. This allows the Professor to add Project to his or her course. He can give a submission deadline. The file is uploaded to the database and the file can be downloaded by any student enrolled in the database. Added Progress bar to the upload progress for the files for both add material and add project. Made the basic layout for showing the course project part. <text:s/>Added the dialog box to add a project</text:span></text:p>
        </text:list-item>
        <text:list-item>
          <text:p text:style-name="P53"><text:span text:style-name="T17">Made the whole Discussion forum. The discussion forum works on the basis of Thread Replies format. Created the Threads page. Any student or professor part of the course can Create a thread. The professor is given power to either delete a thread or close a thread. If a thread is closed than you can no longer reply to a thread. I used context menu to show delete thread and close thread options. <text:s/></text:span><text:span text:style-name="T14">This code was later borrowed in different part of the project.</text:span></text:p>
        </text:list-item>
        <text:list-item>
          <text:p text:style-name="P53"><text:span text:style-name="T17">Made the Replies Page of the Discussion Forum. You can click on any thread that you want to reply to. This directs you to the reply page. ANY user can post a reply to thread if it is not closed. The replies are update real-time.</text:span></text:p>
        </text:list-item>
        <text:list-item>
          <text:p text:style-name="P53"><text:span text:style-name="T17">Merged the To-do page. This is displayed on the main page. Any user can create a to-do list. This is saved in the database. <text:s/>A user can delete a TODO if he wants. He can also update a to-do. The delete and update options are given using a context menu.</text:span></text:p>
        </text:list-item>
        <text:list-item>
          <text:p text:style-name="P53"><text:span text:style-name="T17">Added Notifications throughout the project. Added progress bar in uploading a file.</text:span></text:p>
        </text:list-item>
        <text:list-item>
          <text:p text:style-name="P53"><text:span text:style-name="T17">Added notifications which are triggered whenever a user receives a message. </text:span></text:p>
        </text:list-item>
        <text:list-item>
          <text:p text:style-name="P53"><text:span text:style-name="T17">Was involved with </text:span><text:span text:style-name="T14">Parvinder, Arpit in fixing the bugs</text:span><text:span text:style-name="T17"> throughout the projects.</text:span></text:p>
        </text:list-item>
        <text:list-item>
          <text:p text:style-name="P53"><text:span text:style-name="T17">Was involved in </text:span><text:span text:style-name="T14">merging the project with Arpit and Parvinder</text:span><text:span text:style-name="T17">.</text:span></text:p>
        </text:list-item>
        <text:list-item>
          <text:p text:style-name="P53"><text:span text:style-name="T17">Was involved in testing.</text:span></text:p>
        </text:list-item>
      </text:list>
      <text:p text:style-name="P6"/>
      <text:p text:style-name="P7"><text:soft-page-break/></text:p>
      <text:p text:style-name="P3"><text:span text:style-name="T7">BUGS FIXED (Project Level) AND MERGING (done by Annanya, Arpit and Parvinder)</text:span></text:p>
      <text:list xml:id="list3117479832" text:style-name="WWNum54">
        <text:list-item>
          <text:p text:style-name="P54"><text:span text:style-name="T17">App kept on crashing after the code was converted to fragments. This was happening whenever we were updating any listview. <text:s/>It was due to the fragment lifecycle. Whenever a fragment is destroyed it takes some time to return a view or activity. The problem was that whenever we updated value for a list view the data change was triggered immediately and the view was also destroyed. But the data change function required some view which was null at that time. This was leading to null pointer exception. We rectified this error by checking for null value of getView or getActivity before loading a list view on the page.(time taken: <text:s/>.</text:span></text:p>
        </text:list-item>
        <text:list-item>
          <text:p text:style-name="P54"><text:span text:style-name="T17">There was some error in the create course part as we were adding the course id whenever <text:s/>a prof entered a course id to add course page. But the problem was that once the course id is added without its course content, it is displayed in all courses list part of the project. If any user now clicks on such a course from this list, the app crashes.</text:span></text:p>
        </text:list-item>
        <text:list-item>
          <text:p text:style-name="P54"><text:span text:style-name="T17"><text:s/>There is a problem with using context menu on different fragments of the same activity. One of the context menu will stop working out of no where. So to sort this error you have to account user visibilty also. So we needed to use getUserVisibiltyHint() in one of the fragment’s context menu so that we can use context menu for multiple fragments inside an activity.</text:span></text:p>
        </text:list-item>
        <text:list-item>
          <text:p text:style-name="P54"><text:span text:style-name="T17">Notification was not showing properly in Android 8 and above. This was due to the fact that we need notification channel in Android 8 and above. So we modified the code so that it can run on android 8 and above. </text:span></text:p>
        </text:list-item>
        <text:list-item>
          <text:p text:style-name="P54"><text:span text:style-name="T17">We were not able to download files in every device that we had. It was happening in phones with API level less than 27. This was rectified by using descendantFocusability="blocksDescendants"</text:span></text:p>
        </text:list-item>
      </text:list>
      <text:p text:style-name="P24"/>
      <text:p text:style-name="P3"><text:span text:style-name="T14">Aman Mishra (170101005)</text:span></text:p>
      <text:list xml:id="list1831842871" text:style-name="WWNum37">
        <text:list-item>
          <text:p text:style-name="P55"><text:span text:style-name="T17">Created code and layout for timetable feature. It takes date from user in date-time picker.</text:span></text:p>
        </text:list-item>
        <text:list-item>
          <text:p text:style-name="P55"><text:span text:style-name="T17">Created code and layout for Search in all the courses. It gives output in list.</text:span></text:p>
        </text:list-item>
        <text:list-item>
          <text:p text:style-name="P55"><text:span text:style-name="T17">Created code and layout for course description page which is accessed after clicking on search results.</text:span></text:p>
        </text:list-item>
        <text:list-item>
          <text:p text:style-name="P55"><text:span text:style-name="T17">Created code for enrolling a student in course.</text:span></text:p>
        </text:list-item>
        <text:list-item>
          <text:p text:style-name="P55"><text:span text:style-name="T17">Created code and layout for events fragment in homepage, code for dialog box of brief description of event.</text:span></text:p>
        </text:list-item>
        <text:list-item>
          <text:p text:style-name="P55"><text:span text:style-name="T17">Created code and layout of delete course feature.</text:span></text:p>
        </text:list-item>
      </text:list>
      <text:p text:style-name="P6"/>
      <text:p text:style-name="P3"><text:span text:style-name="T14">Deepak Gami (170101020)</text:span></text:p>
      <text:list xml:id="list2309840141" text:style-name="WWNum39">
        <text:list-item>
          <text:p text:style-name="P56"><text:span text:style-name="T39">Design basic flow of the app which defines what activity or fragment will open one after another. This was the basic structure which then eventually filled up with proper components developed by other team members.</text:span></text:p>
        </text:list-item>
        <text:list-item>
          <text:p text:style-name="P56"><text:span text:style-name="T39">Create the homepage of app, the first thing which will be shown after login (student or Prof.)</text:span></text:p>
        </text:list-item>
        <text:list-item>
          <text:p text:style-name="P56"><text:soft-page-break/><text:span text:style-name="T39">Added redirect to Outlook feature in the app. Using this user can directly redirected to their outlook app if installed already or else a dialogue box will pop up showing “app is not installed”.</text:span></text:p>
        </text:list-item>
        <text:list-item>
          <text:p text:style-name="P56"><text:span text:style-name="T39">Wrote XML code for Navigation bar and for different other layouts and customized buttons.</text:span></text:p>
        </text:list-item>
        <text:list-item>
          <text:p text:style-name="P56"><text:span text:style-name="T39">Design layouts and set constraints of most of the activities which make them user friendly. Now app could load properly on any screen resolution.</text:span></text:p>
        </text:list-item>
        <text:list-item>
          <text:p text:style-name="P56"><text:span text:style-name="T39">Different XML files like style, color and drawable were updated.</text:span></text:p>
        </text:list-item>
        <text:list-item>
          <text:p text:style-name="P56"><text:span text:style-name="T39">With Arpit, merge all the layout files developed/edited by me in the main project.</text:span></text:p>
        </text:list-item>
        <text:list-item>
          <text:p text:style-name="P56"><text:span text:style-name="T39"><text:s/>Debugging and testing of final App with other team members.</text:span></text:p>
        </text:list-item>
      </text:list>
      <text:p text:style-name="P32"/>
      <text:p text:style-name="P33"><text:span text:style-name="T40">Rythum Singla(170101058)</text:span></text:p>
      <text:list xml:id="list2998676482" text:style-name="WWNum58">
        <text:list-item>
          <text:p text:style-name="P57"><text:span text:style-name="T40"><text:s/></text:span><text:span text:style-name="T39">“</text:span><text:span text:style-name="T40">Todo list</text:span><text:span text:style-name="T39">” module (code and layout). It adds your todo item and can also edit any previous todo or delete it. Each user has its own todo list. </text:span></text:p>
        </text:list-item>
        <text:list-item>
          <text:p text:style-name="P57"><text:span text:style-name="T17"><text:s/>Merged the todo list with Annanya in the module. Some changes were made as my module used recycler view and other used list view.</text:span></text:p>
        </text:list-item>
        <text:list-item>
          <text:p text:style-name="P57"><text:span text:style-name="T17">Made the layout for “</text:span><text:span text:style-name="T14">Feedback form</text:span><text:span text:style-name="T17">” , basic templates how it would look on both professor side and student side. </text:span></text:p>
        </text:list-item>
        <text:list-item>
          <text:p text:style-name="P57"><text:span text:style-name="T17">Created the database structure for feedback form with Rashi and implemented count for each option created by professor and feedback given by student.</text:span></text:p>
        </text:list-item>
        <text:list-item>
          <text:p text:style-name="P57"><text:span text:style-name="T17">Implemented the feature that no student will be able to fill the feedback form twice.</text:span></text:p>
        </text:list-item>
        <text:list-item>
          <text:p text:style-name="P57"><text:span text:style-name="T17">Done the </text:span><text:span text:style-name="T14">testing and debugging </text:span><text:span text:style-name="T17">for the feedback form</text:span></text:p>
        </text:list-item>
        <text:list-item>
          <text:p text:style-name="P57"><text:span text:style-name="T17">Also done testing for the whole app along with other team members.</text:span></text:p>
        </text:list-item>
        <text:list-item>
          <text:p text:style-name="P57"><text:span text:style-name="T17">Me and Rashi merged the Feedback form with the other part of the app.</text:span></text:p>
        </text:list-item>
      </text:list>
      <text:p text:style-name="P3"><text:span text:style-name="T14">Shri Raam(170101016)</text:span></text:p>
      <text:list xml:id="list1118557394" text:style-name="WWNum41">
        <text:list-item>
          <text:p text:style-name="P58"><text:span text:style-name="T39">Modified the layout of </text:span><text:span text:style-name="T40">Login </text:span><text:span text:style-name="T39">and </text:span><text:span text:style-name="T40">Signup </text:span><text:span text:style-name="T39">page with Rohith. To make it look nice</text:span></text:p>
        </text:list-item>
        <text:list-item>
          <text:p text:style-name="P58"><text:span text:style-name="T39">Modified home page to create the function of </text:span><text:span text:style-name="T40">logout button </text:span></text:p>
        </text:list-item>
        <text:list-item>
          <text:p text:style-name="P58"><text:span text:style-name="T39">Helped Parvinder in creating </text:span><text:span text:style-name="T40">in</text:span><text:span text:style-name="T39">-</text:span><text:span text:style-name="T40">app polling </text:span><text:span text:style-name="T39">with Rohith (excluding swipe to refresh option). A professor can create a poll in any course, and students of that course can vote on any one option in that poll. This poll will show the total no of voters, votes and percentage of votes for each option. A professor can also delete a poll if he wants to (this makes the poll to not accept any more votes) </text:span></text:p>
        </text:list-item>
        <text:list-item>
          <text:p text:style-name="P58"><text:span text:style-name="T39">Created the </text:span><text:span text:style-name="T40">About page </text:span><text:span text:style-name="T39">with Rohith. Here we can see a very brief description of the app. And also the total team members with photos, names and e-mail ids.</text:span></text:p>
        </text:list-item>
      </text:list>
      <text:p text:style-name="P3"><text:span text:style-name="T14">Devaishi Tiwari(170101021)</text:span></text:p>
      <text:list xml:id="list2638879540" text:style-name="WWNum60">
        <text:list-item>
          <text:p text:style-name="P59"><text:span text:style-name="T17">Worked on finalizing the structures and features of the feedback module along with planning the nodes to be added in the database.</text:span></text:p>
        </text:list-item>
        <text:list-item>
          <text:p text:style-name="P59"><text:span text:style-name="T17">Worked with Rashi on “Create Feedback Form” and “View Feedback Form” features of the faculty’s feedback form till Milestone2.</text:span></text:p>
        </text:list-item>
        <text:list-item>
          <text:p text:style-name="P59"><text:span text:style-name="T17">Did extensive layout and execution testing of the various prototypes of the software along with many other group members.</text:span></text:p>
        </text:list-item>
        <text:list-item>
          <text:p text:style-name="P59"><text:span text:style-name="T17">Completed the student as well as faculty documentation for the whole software in a structured way along with the images of running software</text:span></text:p>
        </text:list-item>
      </text:list>
      <text:p text:style-name="P3"><text:span text:style-name="T14">Rakesh (170101071)</text:span></text:p>
      <text:list xml:id="list3922988881" text:style-name="WWNum38">
        <text:list-item>
          <text:p text:style-name="P60"><text:soft-page-break/><text:span text:style-name="T17">Course homepage and additional Layout,</text:span></text:p>
        </text:list-item>
        <text:list-item>
          <text:p text:style-name="P60"><text:span text:style-name="T17">For course homepage layout appropriate tools and usage of tools according to time</text:span></text:p>
        </text:list-item>
        <text:list-item>
          <text:p text:style-name="P60"><text:span text:style-name="T17">In course addition button to add materials and events so that prof can add materials link to download</text:span></text:p>
        </text:list-item>
        <text:list-item>
          <text:p text:style-name="P60"><text:span text:style-name="T17">FAQ : come up with idea of putting buttons in faq which make it interactive and select which questions must be the part of faq. Depending on logged in user, different sets of questions will show up for students and professors.</text:span></text:p>
        </text:list-item>
        <text:list-item>
          <text:p text:style-name="P60"><text:span text:style-name="T17">UML Diagrams:</text:span></text:p>
        </text:list-item>
      </text:list>
      <text:p text:style-name="P26"><text:span text:style-name="T17"><text:s text:c="10"/>Created UML for project .There are basically 4 diagram about project .</text:span></text:p>
      <text:p text:style-name="P26"><text:span text:style-name="T17"><text:s text:c="12"/>1.class diagram</text:span></text:p>
      <text:p text:style-name="P26"><text:span text:style-name="T17"><text:s text:c="12"/>2.user case diagram</text:span></text:p>
      <text:p text:style-name="P26"><text:span text:style-name="T17"><text:s text:c="11"/>3.state diagram</text:span></text:p>
      <text:p text:style-name="P26"><text:span text:style-name="T17"><text:s text:c="10"/>4.sequence diagram</text:span></text:p>
      <text:p text:style-name="P26"><text:span text:style-name="T17">Each diagram explain well about project. By diagram I have shown activity flow of app from login page to homepage , feedback , FAQ, course ,timetable ,events page.</text:span></text:p>
      <text:p text:style-name="P26"><text:span text:style-name="T17">Class diagram shows what objects are avaiable to user <text:s/></text:span></text:p>
      <text:list xml:id="list235752834967496" text:continue-numbering="true" text:style-name="WWNum38">
        <text:list-item>
          <text:p text:style-name="P60"><text:span text:style-name="T17">Technical Doc:</text:span></text:p>
        </text:list-item>
      </text:list>
      <text:p text:style-name="P33"><text:span text:style-name="T17"><text:s text:c="13"/>Contain details view of backend of this app .at tools and flow of functions are well explained based on condition user do and all activities are well explained . Database sructure usage for each activity is explained well.</text:span></text:p>
      <text:p text:style-name="P34"/>
      <text:p text:style-name="P3"><text:span text:style-name="T14">Rohith (170101017)</text:span></text:p>
      <text:list xml:id="list4070364136" text:style-name="WWNum61">
        <text:list-item>
          <text:p text:style-name="P61"><text:span text:style-name="T39">Modified the layout of </text:span><text:span text:style-name="T40">Login </text:span><text:span text:style-name="T39">and </text:span><text:span text:style-name="T40">Signup </text:span><text:span text:style-name="T39">page with Shri Raam. To make it look nice</text:span></text:p>
        </text:list-item>
        <text:list-item>
          <text:p text:style-name="P61"><text:span text:style-name="T39">Modified home page to create the function of </text:span><text:span text:style-name="T40">logout button </text:span></text:p>
        </text:list-item>
        <text:list-item>
          <text:p text:style-name="P61"><text:span text:style-name="T39">Helped Parvinder in creating </text:span><text:span text:style-name="T40">in</text:span><text:span text:style-name="T39">-</text:span><text:span text:style-name="T40">app polling </text:span><text:span text:style-name="T39">with shri raam(excluding swipe to refresh option ) . A professor can create a poll in any course, and students of that course can vote on any one option in that poll. This poll will show the total no of voters, votes and percentage of votes for each option. A professor can also delete a poll if he wants to (this makes the poll to not accept any more votes) </text:span></text:p>
        </text:list-item>
        <text:list-item>
          <text:p text:style-name="P61"><text:span text:style-name="T39">Created the </text:span><text:span text:style-name="T40">About page </text:span><text:span text:style-name="T39">with Shri Raam . Here we can see a very brief description of the app. And also the total team members with photos, names and e-mail ids. </text:span></text:p>
        </text:list-item>
      </text:list>
      <text:p text:style-name="P3"><text:span text:style-name="T14">Nayanjyoti (170101042)</text:span></text:p>
      <text:list xml:id="list160530296" text:style-name="WWNum62">
        <text:list-item>
          <text:p text:style-name="P62"><text:span text:style-name="T17">Made technical doc.</text:span></text:p>
        </text:list-item>
        <text:list-item>
          <text:p text:style-name="P62"><text:span text:style-name="T17">Helped in the initial stage of feedback module.</text:span></text:p>
        </text:list-item>
      </text:list>
      <text:p text:style-name="P6"/>
      <text:p text:style-name="P3"><text:span text:style-name="T14">Vineet Malik (170101078)</text:span></text:p>
      <text:list xml:id="list716534890" text:style-name="WWNum47">
        <text:list-item>
          <text:p text:style-name="P63"><text:span text:style-name="T44">"Exam Timetable" module (code and layout). It shows the exams of the user for the courses he is enrolled to, in the sorted order of the date of the exam. The user has options to select </text:span><text:soft-page-break/><text:span text:style-name="T44">the type of the exams (Mid Semesters, End Semesters), for which he wants to see the timetable.</text:span></text:p>
        </text:list-item>
        <text:list-item>
          <text:p text:style-name="P65"><text:span text:style-name="T45">Exam part of “Create Course” Page. Every course needs to have exams (Mid Semesters, End Semesters). While creating a course there are dialog boxes in which the user can fill about the details of the exams.</text:span></text:p>
        </text:list-item>
        <text:list-item>
          <text:p text:style-name="P65"><text:span text:style-name="T44">"Offline To-Do-List" module, shown during milestone one. Later on, the idea was shifted to online To-Do-List created by Rythum and Annanya. </text:span></text:p>
        </text:list-item>
        <text:list-item>
          <text:p text:style-name="P8"><text:span text:style-name="T44">Basic "Course Feedback" module, presented during milestone two. It showed Questions present in the database which appeared one after the other using the Prev and Next buttons. </text:span><text:span text:style-name="T45">This version was not deployed</text:span><text:span text:style-name="T46">.</text:span></text:p>
        </text:list-item>
        <text:list-item>
          <text:p text:style-name="P8"><text:span text:style-name="T44">Final cleaning of the database and populated the final database with valid data.</text:span></text:p>
        </text:list-item>
        <text:list-item>
          <text:p text:style-name="P65"><text:span text:style-name="T44">"App Logo" and testing.</text:span></text:p>
        </text:list-item>
      </text:list>
      <text:p text:style-name="P6"/>
      <text:p text:style-name="P3"><text:span text:style-name="T14">Rashi Singh (170101042) and Rythum (</text:span><text:span text:style-name="T40">170101058</text:span><text:span text:style-name="T14">) <text:s text:c="2"/></text:span></text:p>
      <text:p text:style-name="P3"><text:span text:style-name="T14">Feedback Module.</text:span></text:p>
      <text:p text:style-name="P3"><text:span text:style-name="T12">Module Description</text:span></text:p>
      <text:p text:style-name="P3"><text:span text:style-name="T12">Feedback module aims at creating a uniform yet personalized feedback for each course to</text:span></text:p>
      <text:p text:style-name="P3"><text:span text:style-name="T12">frequently assess the course and smoothen the student – teacher interaction.</text:span></text:p>
      <text:p text:style-name="P3"><text:span text:style-name="T12">Activities in a nutshell</text:span></text:p>
      <text:p text:style-name="P3"><text:span text:style-name="T12">1. Main feedback page for professors. This contains three options:</text:span></text:p>
      <text:p text:style-name="P3"><text:span text:style-name="T12">A. Create feedback form –</text:span></text:p>
      <text:p text:style-name="P39"><text:span text:style-name="T12">➢ This consists of customizable model questions, which are displayed</text:span></text:p>
      <text:p text:style-name="P39"><text:span text:style-name="T12">dynamically. The professor can not only choose questions, but also the options</text:span></text:p>
      <text:p text:style-name="P39"><text:span text:style-name="T12">eliminating the obsolete ones.</text:span></text:p>
      <text:p text:style-name="P39"><text:span text:style-name="T12">➢ The professor can also click on add button to type in the personalized questions</text:span></text:p>
      <text:p text:style-name="P42"><text:span text:style-name="T12">and options as many times as he wants.</text:span></text:p>
      <text:p text:style-name="P3"><text:span text:style-name="T12">B. View feedback questions -</text:span></text:p>
      <text:p text:style-name="P39"><text:span text:style-name="T12">➢ This shows all the questions added to the form. It also contains a button to</text:span></text:p>
      <text:p text:style-name="P39"><text:span text:style-name="T12">redirect the app to the add question page.</text:span></text:p>
      <text:p text:style-name="P39"><text:span text:style-name="T12">➢ It also contains a “float" option to finalize the form.</text:span></text:p>
      <text:p text:style-name="P39"><text:span text:style-name="T12">* We are planning on adding delete and edit functionalities for feedback form at</text:span></text:p>
      <text:p text:style-name="P39"><text:span text:style-name="T12">this stage</text:span></text:p>
      <text:p text:style-name="P3"><text:span text:style-name="T12">C. View feedback status – This shows the stats of the choices filled by the students in</text:span></text:p>
      <text:p text:style-name="P26"><text:span text:style-name="T12">the form of pie chart.</text:span></text:p>
      <text:p text:style-name="P3"><text:soft-page-break/><text:span text:style-name="T12">2. Main features for students -</text:span></text:p>
      <text:p text:style-name="P3"><text:span text:style-name="T12">A. Fill Feedback Form – This form is only for the students, where they fill their choices</text:span></text:p>
      <text:p text:style-name="P26"><text:span text:style-name="T12">and submit, redirecting them to the View feedback status form.</text:span></text:p>
      <text:p text:style-name="P25"/>
      <text:p text:style-name="P3"><text:span text:style-name="T12">Contributions and logs -</text:span></text:p>
      <text:p text:style-name="P3"><text:span text:style-name="T12">• 5-6 April (1 st milestone) -</text:span></text:p>
      <text:p text:style-name="P39"><text:span text:style-name="T12"> Decided the modules in the app and the database to be used.</text:span></text:p>
      <text:p text:style-name="P39"><text:span text:style-name="T12"> team division.</text:span></text:p>
      <text:p text:style-name="P3"><text:span text:style-name="T12">• 7 April - Decided the features to be implemented into the feedback module</text:span></text:p>
      <text:p text:style-name="P39"><text:span text:style-name="T12"> Decided the layout of the firebase database, to implement separate yet</text:span></text:p>
      <text:p text:style-name="P39"><text:span text:style-name="T12">personalized feedback forms for different courses and users.</text:span></text:p>
      <text:p text:style-name="P39"><text:span text:style-name="T12">Started learning more about android studio and json database format.</text:span></text:p>
      <text:p text:style-name="P5"/>
      <text:p text:style-name="P3"><text:span text:style-name="T12">• 8-9 April (1 st milestone) -</text:span></text:p>
      <text:p text:style-name="P39"><text:span text:style-name="T12"> Implemented the first form (create feedback form), using dynamically</text:span></text:p>
      <text:p text:style-name="P39"><text:span text:style-name="T12">allocated checkboxes and personalized questions.</text:span></text:p>
      <text:p text:style-name="P39"><text:span text:style-name="T12">If a user decides to add a greater number of model questions, it can be</text:span></text:p>
      <text:p text:style-name="P39"><text:span text:style-name="T12"> implemented without even writing a single extra line of code.</text:span></text:p>
      <text:p text:style-name="P39"><text:span text:style-name="T12">This further included the feature of being able to select “optional” options for</text:span></text:p>
      <text:p text:style-name="P39"><text:span text:style-name="T12">any feedback question.</text:span></text:p>
      <text:p text:style-name="P3"><text:span text:style-name="T12">• 10-11 April –</text:span></text:p>
      <text:p text:style-name="P3"><text:span text:style-name="T12">Learned more about:</text:span></text:p>
      <text:p text:style-name="P39"><text:span text:style-name="T12">− recycler form</text:span></text:p>
      <text:p text:style-name="P39"><text:span text:style-name="T12">− list views</text:span></text:p>
      <text:p text:style-name="P39"><text:span text:style-name="T12">− reading and writing from database</text:span></text:p>
      <text:p text:style-name="P3"><text:span text:style-name="T12">Implemented add question form, using which the teacher can add his own</text:span></text:p>
      <text:p text:style-name="P3"><text:span text:style-name="T12">questions into his feedback form</text:span></text:p>
      <text:p text:style-name="P3"><text:span text:style-name="T12">• 15-16 April (2 nd milestone) -</text:span></text:p>
      <text:p text:style-name="P39"><text:span text:style-name="T12"> Implemented the View Question form, which made use of simple technique of</text:span></text:p>
      <text:p text:style-name="P39"><text:span text:style-name="T12">reading from the database and viewing it in the recycler view.</text:span></text:p>
      <text:p text:style-name="P3"><text:span text:style-name="T12">• 17 April 2018 -</text:span></text:p>
      <text:p text:style-name="P3"><text:soft-page-break/><text:span text:style-name="T12"> Implemented the Student Fill Feedback Form, which included the following</text:span></text:p>
      <text:p text:style-name="P3"><text:span text:style-name="T12">problems to be solved -</text:span></text:p>
      <text:p text:style-name="P39"><text:span text:style-name="T12">− Show the variable number of options in the fixed number of textboxes</text:span></text:p>
      <text:p text:style-name="P39"><text:span text:style-name="T12">− Show the selected option on clicking prev/next buttons, for the user to</text:span></text:p>
      <text:p text:style-name="P39"><text:span text:style-name="T12">review his options.</text:span></text:p>
      <text:p text:style-name="P39"><text:span text:style-name="T12">− Fixed the null-pointer exceptions and out of index exceptions for prev</text:span></text:p>
      <text:p text:style-name="P39"><text:span text:style-name="T12">and next button of the form</text:span></text:p>
      <text:p text:style-name="P40"/>
      <text:p text:style-name="P3"><text:span text:style-name="T12">• 18 April 2018 – </text:span></text:p>
      <text:p text:style-name="P39"><text:span text:style-name="T12">Implemented some other bug fixes, including nested activity instances and</text:span></text:p>
      <text:p text:style-name="P39"><text:span text:style-name="T12">exception handling for Student fill Feedback form including corner cases for</text:span></text:p>
      <text:p text:style-name="P39"><text:span text:style-name="T12">submission of feedback form and multiple submit button clicks to improve stack</text:span></text:p>
      <text:p text:style-name="P39"><text:span text:style-name="T12">performance.</text:span></text:p>
      <text:p text:style-name="P39"><text:span text:style-name="T12">Implemented the update of respective feedback stats on choosing an option in</text:span></text:p>
      <text:p text:style-name="P39"><text:span text:style-name="T12">Student Fill Feedback form</text:span></text:p>
      <text:list xml:id="list4206569769" text:style-name="WWNum64">
        <text:list-item>
          <text:p text:style-name="P64"><text:span text:style-name="T12">19-20 April 2018 -</text:span></text:p>
        </text:list-item>
      </text:list>
      <text:p text:style-name="P39"><text:span text:style-name="T12"> Implemented the pie chart for the View feedback stat using PhilJack Github</text:span></text:p>
      <text:p text:style-name="P39"><text:span text:style-name="T12"> package for Stat Charts for android studio.</text:span></text:p>
      <text:p text:style-name="P39"><text:span text:style-name="T12">Made the UI for the View Feed Stat form.</text:span></text:p>
      <text:p text:style-name="P39"><text:span text:style-name="T12"> Fixed the bugs for next/prev buttons for the View feedback stat form,</text:span></text:p>
      <text:p text:style-name="P39"><text:span text:style-name="T12">including out of index null exceptions and multiple button clicks to improve</text:span></text:p>
      <text:p text:style-name="P39"><text:span text:style-name="T12">stack performance.</text:span></text:p>
      <text:p text:style-name="P39"><text:span text:style-name="T12">Started merging with the main Student – Professor interaction Portal github</text:span></text:p>
      <text:p text:style-name="P39"><text:span text:style-name="T12">app. Fixed the merge errors and missing code snippets from gradle files and</text:span></text:p>
      <text:p text:style-name="P39"><text:span text:style-name="T12">some other forms form android studio.</text:span></text:p>
      <text:p text:style-name="P39"><text:span text:style-name="T12"> Implemented conditions for “floating” the feedback form and not letting the</text:span></text:p>
      <text:p text:style-name="P39"><text:span text:style-name="T12">student fill a form twice.</text:span></text:p>
      <text:p text:style-name="P39"><text:span text:style-name="T12"> Remaining debugging and testing was done along with the rest of the team.</text:span></text:p>
      <text:p text:style-name="P6"/>
      <text:p text:style-name="P6"/>
      <text:p text:style-name="P6"/>
      <text:p text:style-name="P6"><text:soft-page-break/></text:p>
      <text:p text:style-name="P4"/>
      <text:p text:style-name="P4"/>
      <text:p text:style-name="P4"/>
      <text:p text:style-name="P4"/>
      <text:p text:style-name="P4"/>
      <text:p text:style-name="P10"/>
      <text:p text:style-name="P12"/>
      <text:p text:style-name="P9"/>
      <text:p text:style-name="P9"/>
      <text:p text:style-name="P28"/>
      <text:p text:style-name="P28"/>
      <text:p text:style-name="P28"/>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5.924cm" fo:margin-left="0cm" fo:margin-top="0cm" fo:margin-bottom="0cm" table:align="left" style:writing-mode="lr-tb"/>
    </style:style>
    <style:style style:name="Table1.A" style:family="table-column">
      <style:table-column-properties style:column-width="5.308cm"/>
    </style:style>
    <style:style style:name="Table1.C" style:family="table-column">
      <style:table-column-properties style:column-width="5.30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24cm" fo:margin-left="0cm" fo:margin-top="0cm" fo:margin-bottom="0cm" table:align="left" style:writing-mode="lr-tb"/>
    </style:style>
    <style:style style:name="Table2.A" style:family="table-column">
      <style:table-column-properties style:column-width="5.308cm"/>
    </style:style>
    <style:style style:name="Table2.C" style:family="table-column">
      <style:table-column-properties style:column-width="5.309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align="start" style:justify-single-word="false" fo:text-indent="0cm" style:auto-text-indent="false" style:writing-mode="lr-tb"/>
    </style:style>
    <style:style style:name="MP2" style:family="paragraph" style:parent-style-name="Header">
      <style:paragraph-properties fo:text-align="center" style:justify-single-word="false" style:writing-mode="lr-tb"/>
    </style:style>
    <style:style style:name="MP3" style:family="paragraph" style:parent-style-name="Header">
      <style:paragraph-properties fo:margin-left="0cm" fo:margin-right="-0.203cm" fo:text-align="end" style:justify-single-word="false" fo:text-indent="0cm" style:auto-text-indent="false" style:writing-mode="lr-tb"/>
    </style:style>
    <style:style style:name="MP4" style:family="paragraph" style:parent-style-name="Header">
      <style:paragraph-properties fo:text-align="start" style:justify-single-word="false" style:writing-mode="lr-tb"/>
    </style:style>
    <style:style style:name="MP5" style:family="paragraph" style:parent-style-name="Footer">
      <style:paragraph-properties fo:text-align="start" style:justify-single-word="false" style:writing-mode="lr-t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MP4"/>
      </style:header>
      <style:footer>
        <table:table table:name="Table2" table:style-name="Table2">
          <table:table-column table:style-name="Table2.A" table:number-columns-repeated="2"/>
          <table:table-column table:style-name="Table2.C"/>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VINDAR SINGH</meta:initial-creator>
    <meta:editing-cycles>18</meta:editing-cycles>
    <meta:creation-date>2019-04-10T06:18:58.357561200</meta:creation-date>
    <dc:date>2019-07-21T23:57:49.669232513</dc:date>
    <meta:generator>LibreOffice/6.0.7.3$Linux_X86_64 LibreOffice_project/00m0$Build-3</meta:generator>
    <meta:editing-duration>PT3H26M36S</meta:editing-duration>
    <meta:document-statistic meta:table-count="2" meta:image-count="0" meta:object-count="0" meta:page-count="14" meta:paragraph-count="291" meta:word-count="4844" meta:character-count="27454" meta:non-whitespace-character-count="2285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